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umishi" svg:font-family="Bitsumis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Calligraphy" svg:font-family="'Lucida Calligraphy'" style:font-family-generic="script"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3399ff" draw:textarea-horizontal-align="justify" draw:textarea-vertical-align="middle" draw:auto-grow-height="false" fo:min-height="24.69cm" fo:min-width="21.09cm"/>
    </style:style>
    <style:style style:name="gr2" style:family="graphic" style:parent-style-name="standard">
      <style:graphic-properties draw:textarea-horizontal-align="justify" draw:textarea-vertical-align="middle" draw:auto-grow-height="false" fo:min-height="3.684cm" fo:min-width="3.634cm" draw:shadow="hidden"/>
    </style:style>
    <style:style style:name="gr3" style:family="graphic" style:parent-style-name="standard">
      <style:graphic-properties draw:textarea-horizontal-align="justify" draw:textarea-vertical-align="middle" draw:auto-grow-height="false" fo:min-height="2.65cm" fo:min-width="2.9cm" draw:shadow="hidden"/>
    </style:style>
    <style:style style:name="gr4" style:family="graphic" style:parent-style-name="standard">
      <style:graphic-properties draw:textarea-horizontal-align="justify" draw:textarea-vertical-align="middle" draw:auto-grow-height="false" fo:min-height="1.95cm" fo:min-width="2.3cm" draw:shadow="hidden"/>
    </style:style>
    <style:style style:name="gr5" style:family="graphic" style:parent-style-name="standard">
      <style:graphic-properties svg:stroke-opacity="0%" draw:fill-color="#ffffff" draw:textarea-horizontal-align="justify" draw:textarea-vertical-align="middle" draw:auto-grow-height="false" fo:min-height="2.644cm" fo:min-width="0.354cm" draw:shadow="hidden"/>
    </style:style>
    <style:style style:name="gr6" style:family="graphic" style:parent-style-name="standard">
      <style:graphic-properties svg:stroke-opacity="0%" draw:fill-color="#ffffff" draw:textarea-horizontal-align="justify" draw:textarea-vertical-align="middle" draw:auto-grow-height="false" fo:min-height="10.074cm" fo:min-width="10.036cm"/>
    </style:style>
    <style:style style:name="gr7" style:family="graphic" style:parent-style-name="standard">
      <style:graphic-properties draw:textarea-horizontal-align="justify" draw:textarea-vertical-align="middle" draw:auto-grow-height="false" fo:min-height="9.862cm" fo:min-width="9.612cm"/>
    </style:style>
    <style:style style:name="gr8" style:family="graphic" style:parent-style-name="standard">
      <style:graphic-properties draw:textarea-horizontal-align="justify" draw:textarea-vertical-align="middle" draw:auto-grow-height="false" fo:min-height="4.842cm" fo:min-width="2.542cm" draw:shadow="hidden"/>
    </style:style>
    <style:style style:name="gr9" style:family="graphic" style:parent-style-name="standard">
      <style:graphic-properties draw:textarea-horizontal-align="justify" draw:textarea-vertical-align="middle" draw:auto-grow-height="false" fo:min-height="0.658cm" fo:min-width="2.608cm" draw:shadow="hidden"/>
    </style:style>
    <style:style style:name="gr10" style:family="graphic" style:parent-style-name="standard">
      <style:graphic-properties svg:stroke-opacity="90%" draw:textarea-horizontal-align="justify" draw:textarea-vertical-align="middle" draw:auto-grow-height="false" fo:min-height="10.994cm" fo:min-width="10.886cm" draw:shadow="hidden"/>
    </style:style>
    <style:style style:name="gr11" style:family="graphic" style:parent-style-name="standard">
      <style:graphic-properties svg:stroke-opacity="90%" draw:textarea-horizontal-align="justify" draw:textarea-vertical-align="middle" draw:auto-grow-height="false" fo:min-height="3.684cm" fo:min-width="3.634cm" draw:shadow="hidden"/>
    </style:style>
    <style:style style:name="gr12" style:family="graphic" style:parent-style-name="standard">
      <style:graphic-properties svg:stroke-opacity="90%" draw:textarea-horizontal-align="justify" draw:textarea-vertical-align="middle" draw:auto-grow-height="false" fo:min-height="4.842cm" fo:min-width="2.542cm" draw:shadow="hidden"/>
    </style:style>
    <style:style style:name="gr13" style:family="graphic" style:parent-style-name="standard">
      <style:graphic-properties svg:stroke-opacity="90%" draw:textarea-horizontal-align="justify" draw:textarea-vertical-align="middle" draw:auto-grow-height="false" fo:min-height="0.658cm" fo:min-width="2.608cm" draw:shadow="hidden"/>
    </style:style>
    <style:style style:name="gr14" style:family="graphic" style:parent-style-name="standard">
      <style:graphic-properties draw:textarea-horizontal-align="justify" draw:textarea-vertical-align="middle" draw:auto-grow-height="false" fo:min-height="2.644cm" fo:min-width="0.354cm" draw:shadow="hidden"/>
    </style:style>
    <style:style style:name="gr15" style:family="graphic" style:parent-style-name="standard">
      <style:graphic-properties svg:stroke-opacity="0%" draw:textarea-horizontal-align="justify" draw:textarea-vertical-align="middle" draw:auto-grow-height="false" fo:min-height="10.994cm" fo:min-width="10.886cm" draw:shadow="hidden"/>
    </style:style>
    <style:style style:name="gr16" style:family="graphic" style:parent-style-name="standard">
      <style:graphic-properties svg:stroke-opacity="0%" draw:textarea-horizontal-align="justify" draw:textarea-vertical-align="middle" draw:auto-grow-height="false" fo:min-height="3.684cm" fo:min-width="3.634cm" draw:shadow="hidden"/>
    </style:style>
    <style:style style:name="gr17" style:family="graphic" style:parent-style-name="standard">
      <style:graphic-properties svg:stroke-opacity="0%" draw:textarea-horizontal-align="justify" draw:textarea-vertical-align="middle" draw:auto-grow-height="false" fo:min-height="4.842cm" fo:min-width="2.542cm" draw:shadow="hidden"/>
    </style:style>
    <style:style style:name="gr18" style:family="graphic" style:parent-style-name="standard">
      <style:graphic-properties svg:stroke-opacity="0%" draw:textarea-horizontal-align="justify" draw:textarea-vertical-align="middle" draw:auto-grow-height="false" fo:min-height="0.658cm" fo:min-width="2.608cm" draw:shadow="hidden"/>
    </style:style>
    <style:style style:name="gr19" style:family="graphic" style:parent-style-name="standard">
      <style:graphic-properties svg:stroke-opacity="0%" draw:fill-color="#ffffff" draw:textarea-horizontal-align="justify" draw:textarea-vertical-align="middle" draw:auto-grow-height="false" fo:min-height="10.994cm" fo:min-width="10.886cm" draw:shadow="hidden"/>
    </style:style>
    <style:style style:name="gr20" style:family="graphic" style:parent-style-name="standard">
      <style:graphic-properties svg:stroke-color="#ffffff" svg:stroke-opacity="0%" draw:fill-color="#3399ff" draw:textarea-horizontal-align="justify" draw:textarea-vertical-align="middle" draw:auto-grow-height="false" fo:min-height="10.994cm" fo:min-width="10.886cm" draw:shadow="hidden"/>
    </style:style>
    <style:style style:name="gr21" style:family="graphic" style:parent-style-name="standard">
      <style:graphic-properties svg:stroke-opacity="0%" draw:fill-color="#ffffff" draw:textarea-horizontal-align="justify" draw:textarea-vertical-align="middle" draw:auto-grow-height="false" fo:min-height="4.842cm" fo:min-width="2.542cm" draw:shadow="hidden"/>
    </style:style>
    <style:style style:name="gr22" style:family="graphic" style:parent-style-name="standard">
      <style:graphic-properties svg:stroke-opacity="0%" draw:fill-color="#ffffff" draw:textarea-horizontal-align="justify" draw:textarea-vertical-align="middle" draw:auto-grow-height="false" fo:min-height="0.658cm" fo:min-width="2.608cm" draw:shadow="hidden"/>
    </style:style>
    <style:style style:name="gr23" style:family="graphic" style:parent-style-name="standard">
      <style:graphic-properties svg:stroke-color="#ffffff" svg:stroke-opacity="0%" draw:fill-color="#ffffff" draw:textarea-horizontal-align="justify" draw:textarea-vertical-align="middle" draw:auto-grow-height="false" fo:min-height="3.684cm" fo:min-width="3.634cm" draw:shadow="hidden"/>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0.002cm"/>
    </style:style>
    <style:style style:name="gr25" style:family="graphic" style:parent-style-name="standard">
      <style:graphic-properties draw:fill-color="#3399ff" draw:textarea-horizontal-align="justify" draw:textarea-vertical-align="middle" draw:auto-grow-height="false" fo:min-height="3.65cm" fo:min-width="18.6cm"/>
    </style:style>
    <style:style style:name="gr26" style:family="graphic" style:parent-style-name="standard">
      <style:graphic-properties draw:stroke="none" svg:stroke-color="#000000" draw:fill="none" draw:fill-color="#ffffff" fo:min-height="4.359cm"/>
    </style:style>
    <style:style style:name="P1" style:family="paragraph">
      <loext:graphic-properties draw:fill-color="#3399ff"/>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style>
    <style:style style:name="P4" style:family="paragraph">
      <loext:graphic-properties draw:fill="none" draw:fill-color="#ffffff"/>
    </style:style>
    <style:style style:name="P5" style:family="paragraph">
      <loext:graphic-properties draw:fill-color="#3399ff"/>
      <style:paragraph-properties fo:text-align="center"/>
      <style:text-properties fo:color="#ffffff" fo:font-size="88pt" style:font-size-asian="88pt" style:font-size-complex="88pt"/>
    </style:style>
    <style:style style:name="T1" style:family="text">
      <style:text-properties fo:color="#ffffff" style:font-name="Bitsumishi" fo:font-size="88pt" style:font-size-asian="88pt" style:font-size-complex="88pt"/>
    </style:style>
    <style:style style:name="T2" style:family="text">
      <style:text-properties fo:color="#ffffff" style:font-name="Lucida Calligraphy" fo:font-size="88pt" fo:font-weight="bold" style:font-size-asian="88pt" style:font-weight-asian="bold" style:font-size-complex="8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21.59cm" svg:height="24.94cm" svg:x="0cm" svg:y="1.887cm">
          <text:p/>
          <draw:enhanced-geometry svg:viewBox="0 0 21600 21600" draw:type="rectangle" draw:enhanced-path="M 0 0 L 21600 0 21600 21600 0 21600 0 0 Z N"/>
        </draw:custom-shape>
        <draw:path draw:style-name="gr2" draw:text-style-name="P2" draw:layer="layout" svg:width="4.8cm" svg:height="6.299cm" svg:x="-13.1cm" svg:y="-3.4cm" svg:viewBox="0 0 4801 6300" svg:d="M1139 0h2522c570 0 1140 569 1140 1139v2322c0 13 0 26-1 40 0 1586-1039 2799-2400 2799s-2400-1213-2400-2800c0-8 0-16 0-23 0-6 0-11 0-16v-2322c0-570 569-1139 1139-1139z">
          <text:p/>
        </draw:path>
        <draw:g>
          <draw:path draw:style-name="gr3" draw:text-style-name="P2" draw:layer="layout" svg:width="1.891cm" svg:height="0.899cm" svg:x="-10.596cm" svg:y="-1.7cm" svg:viewBox="0 0 1892 900" svg:d="M1892 421c-18-18-36-35-54-53-19-17-38-34-57-51-19-16-39-32-58-48-20-15-40-29-60-43-21-14-42-27-63-40-22-13-43-25-65-37-21-11-43-22-65-32s-45-20-68-29c-22-8-45-17-67-25-23-7-46-14-70-21-23-5-46-11-70-16-23-5-47-9-71-13-23-3-47-6-71-9-24-1-48-3-72-4-23 0-47 0-70 0-24 1-48 3-72 4-24 3-48 6-71 9-24 4-48 8-71 13-24 5-47 11-70 16-24 7-47 14-70 21-22 8-45 17-67 25-23 9-46 19-68 29s-44 21-65 32c-22 12-43 24-65 37-21 13-42 26-63 40-20 14-40 28-60 43-19 16-39 32-58 48-19 17-38 34-57 51-18 18-36 35-54 53 127 160 254 319 381 479 11-11 22-21 33-32 11-10 22-20 33-30 12-9 24-19 35-28 12-9 24-18 36-27 13-7 25-15 38-23 12-7 25-15 38-22s26-13 39-19 27-12 40-18c14-5 27-10 41-14s28-8 41-13c14-3 28-6 42-10 14-2 28-5 43-7 14-2 28-3 42-5 14-1 28-2 43-3 14 0 28 0 42 0 15 1 29 2 43 3 14 2 28 3 42 5 15 2 29 5 43 7 14 4 28 7 42 10 13 5 27 9 41 13s27 9 41 14c13 6 27 12 40 18s26 12 39 19 26 15 38 22c13 8 25 16 38 23 12 9 24 18 36 27 11 9 23 19 35 28 11 10 22 20 33 30 11 11 22 21 33 32 127-160 254-319 381-479z">
            <text:p/>
          </draw:path>
          <draw:path draw:style-name="gr3" draw:text-style-name="P2" draw:layer="layout" svg:width="1.891cm" svg:height="0.899cm" svg:x="-12.696cm" svg:y="-1.7cm" svg:viewBox="0 0 1892 900" svg:d="M1892 421c-18-18-36-35-54-53-19-17-38-34-57-51-19-16-39-32-58-48-20-15-40-29-60-43-21-14-42-27-63-40-22-13-43-25-65-37-21-11-43-22-65-32s-45-20-68-29c-22-8-45-17-67-25-23-7-46-14-70-21-23-5-46-11-70-16-23-5-47-9-71-13-23-3-47-6-71-9-24-1-48-3-72-4-23 0-47 0-70 0-24 1-48 3-72 4-24 3-48 6-71 9-24 4-48 8-71 13-24 5-47 11-70 16-24 7-47 14-70 21-22 8-45 17-67 25-23 9-46 19-68 29s-44 21-65 32c-22 12-43 24-65 37-21 13-42 26-63 40-20 14-40 28-60 43-19 16-39 32-58 48-19 17-38 34-57 51-18 18-36 35-54 53 127 160 254 319 381 479 11-11 22-21 33-32 11-10 22-20 33-30 12-9 24-19 35-28 12-9 24-18 36-27 13-7 25-15 38-23 12-7 25-15 38-22s26-13 39-19 27-12 40-18c14-5 27-10 41-14s28-8 41-13c14-3 28-6 42-10 14-2 28-5 43-7 14-2 28-3 42-5 14-1 28-2 43-3 14 0 28 0 42 0 15 1 29 2 43 3 14 2 28 3 42 5 15 2 29 5 43 7 14 4 28 7 42 10 13 5 27 9 41 13s27 9 41 14c13 6 27 12 40 18s26 12 39 19 26 15 38 22c13 8 25 16 38 23 12 9 24 18 36 27 11 9 23 19 35 28 11 10 22 20 33 30 11 11 22 21 33 32 127-160 254-319 381-479z">
            <text:p/>
          </draw:path>
        </draw:g>
        <draw:path draw:style-name="gr4" draw:text-style-name="P2" draw:layer="layout" svg:width="2.929cm" svg:height="0.999cm" svg:x="-12.165cm" svg:y="0.8cm" svg:viewBox="0 0 2930 1000" svg:d="M2930 111c-6 19-13 38-19 57-8 18-16 37-24 55-9 18-18 36-27 55-10 17-20 35-30 53-11 18-22 35-33 53-13 17-25 33-38 50s-27 33-40 50c-15 16-29 32-44 48-15 15-31 30-46 45-17 15-34 30-51 44s-34 28-51 43c-19 13-38 27-56 41-20 12-39 25-58 37-20 12-41 24-61 35s-41 23-62 34c-22 10-43 20-65 30-21 10-43 19-65 29-23 8-46 16-69 25-23 8-47 15-70 23-24 7-47 13-71 20-24 6-49 12-73 18-24 5-49 10-73 15-25 3-50 7-74 11-25 3-51 6-76 9-25 2-50 4-75 6-25 1-51 2-76 3-25 0-51 0-76 0-25-1-51-2-76-3-25-2-50-4-75-6-25-3-51-6-76-9-24-4-49-8-74-11-24-5-49-10-73-15-24-6-49-12-73-18-24-7-47-13-71-20-23-8-47-15-70-23-23-9-46-17-69-25-22-10-44-19-65-29-22-10-43-20-65-30-21-11-42-23-62-34s-41-23-61-35c-19-12-38-25-58-37-18-14-37-28-56-41-17-15-34-29-51-43s-34-29-51-44c-15-15-31-30-46-45-15-16-29-32-44-48-13-17-27-33-40-50s-25-33-38-50c-11-18-22-35-33-53-10-18-20-36-30-53-9-19-18-37-27-55-8-18-16-37-24-55-6-19-13-38-19-57 202-37 404-74 607-111 4 11 8 22 11 34 5 11 10 21 14 32 5 11 11 21 16 32 6 10 12 21 18 31 6 11 13 21 19 31 7 10 15 19 22 29 8 10 15 20 23 30 9 9 18 18 26 27 9 9 19 18 28 27 10 9 19 18 29 27 10 8 20 16 30 24 11 8 22 15 33 23 11 7 23 15 34 22 12 7 24 14 35 21 13 7 25 13 37 20 13 6 25 12 38 18 13 5 26 10 38 16 14 5 27 10 40 16 14 4 27 8 41 12s28 9 42 13c14 3 28 6 42 9s29 6 43 9c15 2 29 5 44 7s30 3 44 5c15 1 30 2 44 3 15 1 30 2 44 3 15 0 31 0 46 0 14-1 29-2 44-3 14-1 29-2 44-3 14-2 29-3 44-5s29-5 44-7c14-3 29-6 43-9s28-6 42-9c14-4 28-9 42-13s27-8 41-12c13-6 26-11 40-16 12-6 25-11 38-16 13-6 25-12 38-18 12-7 24-13 37-20 11-7 23-14 35-21 11-7 23-15 34-22 11-8 22-15 33-23 10-8 20-16 30-24 10-9 19-18 29-27 9-9 19-18 28-27 8-9 17-18 26-27 8-10 15-20 23-30 7-10 15-19 22-29 6-10 13-20 19-31 6-10 12-21 18-31 5-11 11-21 16-32 4-11 9-21 14-32 3-12 7-23 11-34 203 37 405 74 607 111z">
          <text:p/>
        </draw:path>
        <draw:path draw:style-name="gr2" draw:text-style-name="P2" draw:layer="layout" svg:width="4.8cm" svg:height="6.299cm" svg:x="-7.899cm" svg:y="-3.4cm" svg:viewBox="0 0 4801 6300" svg:d="M1139 0h2522c570 0 1140 569 1140 1139v2322c0 13 0 26-1 40 0 1586-1039 2799-2400 2799s-2400-1213-2400-2800c0-8 0-16 0-23 0-6 0-11 0-16v-2322c0-570 569-1139 1139-1139z">
          <text:p/>
        </draw:path>
        <draw:g>
          <draw:path draw:style-name="gr3" draw:text-style-name="P2" draw:layer="layout" svg:width="1.891cm" svg:height="0.899cm" draw:transform="rotate (-3.14159265358979) translate (-3.503cm -0.800000000000004cm)" svg:viewBox="0 0 1892 900" svg:d="M0 421c18-18 36-35 54-53 19-17 38-34 57-51 19-16 39-32 58-48 20-15 40-29 60-43 21-14 42-27 63-40 22-13 43-25 65-37 21-11 43-22 65-32s45-20 68-29c22-8 45-17 67-25 23-7 46-14 70-21 23-5 46-11 70-16 23-5 47-9 71-13 23-3 47-6 71-9 24-1 48-3 72-4 23 0 47 0 70 0 24 1 48 3 72 4 24 3 48 6 71 9 24 4 48 8 71 13 24 5 47 11 70 16 24 7 47 14 70 21 22 8 45 17 67 25 23 9 46 19 68 29s44 21 65 32c22 12 43 24 65 37 21 13 42 26 63 40 20 14 40 28 60 43 19 16 39 32 58 48 19 17 38 34 57 51 18 18 36 35 54 53-127 160-254 319-381 479-11-11-22-21-33-32-11-10-22-20-33-30-12-9-24-19-35-28-12-9-24-18-36-27-13-7-25-15-38-23-12-7-25-15-38-22s-26-13-39-19-27-12-40-18c-14-5-27-10-41-14s-28-8-41-13c-14-3-28-6-42-10-14-2-28-5-43-7-14-2-28-3-42-5-14-1-28-2-43-3-14 0-28 0-42 0-15 1-29 2-43 3-14 2-28 3-42 5-15 2-29 5-43 7-14 4-28 7-42 10-13 5-27 9-41 13s-27 9-41 14c-13 6-27 12-40 18s-26 12-39 19-26 15-38 22c-13 8-25 16-38 23-12 9-24 18-36 27-11 9-23 19-35 28-11 10-22 20-33 30-11 11-22 21-33 32-127-160-254-319-381-479z">
            <text:p/>
          </draw:path>
          <draw:path draw:style-name="gr3" draw:text-style-name="P2" draw:layer="layout" svg:width="1.891cm" svg:height="0.899cm" draw:transform="rotate (-3.14159265358979) translate (-5.603cm -0.8cm)" svg:viewBox="0 0 1892 900" svg:d="M0 421c18-18 36-35 54-53 19-17 38-34 57-51 19-16 39-32 58-48 20-15 40-29 60-43 21-14 42-27 63-40 22-13 43-25 65-37 21-11 43-22 65-32s45-20 68-29c22-8 45-17 67-25 23-7 46-14 70-21 23-5 46-11 70-16 23-5 47-9 71-13 23-3 47-6 71-9 24-1 48-3 72-4 23 0 47 0 70 0 24 1 48 3 72 4 24 3 48 6 71 9 24 4 48 8 71 13 24 5 47 11 70 16 24 7 47 14 70 21 22 8 45 17 67 25 23 9 46 19 68 29s44 21 65 32c22 12 43 24 65 37 21 13 42 26 63 40 20 14 40 28 60 43 19 16 39 32 58 48 19 17 38 34 57 51 18 18 36 35 54 53-127 160-254 319-381 479-11-11-22-21-33-32-11-10-22-20-33-30-12-9-24-19-35-28-12-9-24-18-36-27-13-7-25-15-38-23-12-7-25-15-38-22s-26-13-39-19-27-12-40-18c-14-5-27-10-41-14s-28-8-41-13c-14-3-28-6-42-10-14-2-28-5-43-7-14-2-28-3-42-5-14-1-28-2-43-3-14 0-28 0-42 0-15 1-29 2-43 3-14 2-28 3-42 5-15 2-29 5-43 7-14 4-28 7-42 10-13 5-27 9-41 13s-27 9-41 14c-13 6-27 12-40 18s-26 12-39 19-26 15-38 22c-13 8-25 16-38 23-12 9-24 18-36 27-11 9-23 19-35 28-11 10-22 20-33 30-11 11-22 21-33 32-127-160-254-319-381-479z">
            <text:p/>
          </draw:path>
        </draw:g>
        <draw:path draw:style-name="gr4" draw:text-style-name="P2" draw:layer="layout" svg:width="2.929cm" svg:height="0.999cm" draw:transform="rotate (-3.14159265358979) translate (-4.034cm 1.7cm)" svg:viewBox="0 0 2930 1000" svg:d="M0 111c6 19 13 38 19 57 8 18 16 37 24 55 9 18 18 36 27 55 10 17 20 35 30 53 11 18 22 35 33 53 13 17 25 33 38 50s27 33 40 50c15 16 29 32 44 48 15 15 31 30 46 45 17 15 34 30 51 44s34 28 51 43c19 13 38 27 56 41 20 12 39 25 58 37 20 12 41 24 61 35s41 23 62 34c22 10 43 20 65 30 21 10 43 19 65 29 23 8 46 16 69 25 23 8 47 15 70 23 24 7 47 13 71 20 24 6 49 12 73 18 24 5 49 10 73 15 25 3 50 7 74 11 25 3 51 6 76 9 25 2 50 4 75 6 25 1 51 2 76 3 25 0 51 0 76 0 25-1 51-2 76-3 25-2 50-4 75-6 25-3 51-6 76-9 24-4 49-8 74-11 24-5 49-10 73-15 24-6 49-12 73-18 24-7 47-13 71-20 23-8 47-15 70-23 23-9 46-17 69-25 22-10 44-19 65-29 22-10 43-20 65-30 21-11 42-23 62-34s41-23 61-35c19-12 38-25 58-37 18-14 37-28 56-41 17-15 34-29 51-43s34-29 51-44c15-15 31-30 46-45 15-16 29-32 44-48 13-17 27-33 40-50s25-33 38-50c11-18 22-35 33-53 10-18 20-36 30-53 9-19 18-37 27-55 8-18 16-37 24-55 6-19 13-38 19-57-202-37-404-74-607-111-4 11-8 22-11 34-5 11-10 21-14 32-5 11-11 21-16 32-6 10-12 21-18 31-6 11-13 21-19 31-7 10-15 19-22 29-8 10-15 20-23 30-9 9-18 18-26 27-9 9-19 18-28 27-10 9-19 18-29 27-10 8-20 16-30 24-11 8-22 15-33 23-11 7-23 15-34 22-12 7-24 14-35 21-13 7-25 13-37 20-13 6-25 12-38 18-13 5-26 10-38 16-14 5-27 10-40 16-14 4-27 8-41 12s-28 9-42 13c-14 3-28 6-42 9s-29 6-43 9c-15 2-29 5-44 7s-30 3-44 5c-15 1-30 2-44 3-15 1-30 2-44 3-15 0-31 0-46 0-14-1-29-2-44-3-14-1-29-2-44-3-14-2-29-3-44-5s-29-5-44-7c-14-3-29-6-43-9s-28-6-42-9c-14-4-28-9-42-13s-27-8-41-12c-13-6-26-11-40-16-12-6-25-11-38-16-13-6-25-12-38-18-12-7-24-13-37-20-11-7-23-14-35-21-11-7-23-15-34-22-11-8-22-15-33-23-10-8-20-16-30-24-10-9-19-18-29-27-9-9-19-18-28-27-8-9-17-18-26-27-8-10-15-20-23-30-7-10-15-19-22-29-6-10-13-20-19-31-6-10-12-21-18-31-5-11-11-21-16-32-4-11-9-21-14-32-3-12-7-23-11-34-203 37-405 74-607 111z">
          <text:p/>
        </draw:path>
        <draw:polygon draw:style-name="gr5" draw:text-style-name="P3" draw:layer="layout" svg:width="5.787cm" svg:height="3.301cm" svg:x="7.901cm" svg:y="22.398cm" svg:viewBox="0 0 5788 3302" draw:points="1388,3302 0,2353 1911,1247 1000,494 1722,0 2894,678 4066,0 4788,494 3877,1247 5788,2353 4401,3302 2894,2058">
          <text:p/>
        </draw:polygon>
        <draw:custom-shape draw:style-name="gr6" draw:text-style-name="P3" draw:layer="layout" svg:width="14.9cm" svg:height="14.6cm" svg:x="-21.59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14.3cm" svg:height="14.3cm" svg:x="-3.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 draw:text-style-name="P2" draw:layer="layout" svg:width="4.8cm" svg:height="6.299cm" draw:transform="rotate (-0.865334243138789) translate (6.64887601028825cm -7.25242657160007cm)" svg:viewBox="0 0 4801 6300" svg:d="M4396 2179l-381-479-33 32-33 30-35 28-36 27-38 23-38 22-39 19-40 18-41 14-41 13-42 10-43 7-42 5-43 3h-42l-43-3-42-5-43-7-42-10-41-13-41-14-40-18-39-19-38-22-38-23-36-27-35-28-33-30-33-32-381 479 54 53 57 51 58 48 60 43 63 40 65 37 65 32 68 29 67 25 70 21 70 16 71 13 71 9 72 4h70l72-4 71-9 71-13 70-16 70-21 67-25 68-29 65-32 65-37 63-40 60-43 58-48 57-51zM2296 2179l-381-479-33 32-33 30-35 28-36 27-38 23-38 22-39 19-40 18-41 14-41 13-42 10-43 7-42 5-43 3h-42l-43-3-42-5-43-7-42-10-41-13-41-14-40-18-39-19-38-22-38-23-36-27-35-28-33-30-33-32-381 479 54 53 57 51 58 48 60 43 63 40 65 37 65 32 68 29 67 25 70 21 70 16 71 13 71 9 72 4h70l72-4 71-9 71-13 70-16 70-21 67-25 68-29 65-32 65-37 63-40 60-43 58-48 57-51zM3865 4989l-19-57-24-55-27-55-30-53-33-53-38-50-40-50-44-48-46-45-51-44-51-43-56-41-58-37-61-35-62-34-65-30-65-29-69-25-70-23-71-20-73-18-73-15-74-11-76-9-75-6-76-3h-76l-76 3-75 6-76 9-74 11-73 15-73 18-71 20-70 23-69 25-65 29-65 30-62 34-61 35-58 37-56 41-51 43-51 44-46 45-44 48-40 50-38 50-33 53-30 53-27 55-24 55-19 57 607 111 11-34 14-32 16-32 18-31 19-31 22-29 23-30 26-27 28-27 29-27 30-24 33-23 34-22 35-21 37-20 38-18 38-16 40-16 41-12 42-13 42-9 43-9 44-7 44-5 44-3 44-3h46l44 3 44 3 44 5 44 7 43 9 42 9 42 13 41 12 40 16 38 16 38 18 37 20 35 21 34 22 33 23 30 24 29 27 28 27 26 27 23 30 22 29 19 31 18 31 16 32 14 32 11 34zM1139 0h2522c570 0 1140 569 1140 1139v2322c0 13 0 26-1 40 0 1586-1039 2799-2400 2799s-2400-1213-2400-2800c0-8 0-16 0-23 0-6 0-11 0-16v-2322c0-570 569-1139 1139-1139z">
            <text:p/>
          </draw:path>
          <draw:path draw:style-name="gr8" draw:text-style-name="P2" draw:layer="layout" svg:width="5.167cm" svg:height="7.291cm" draw:transform="skewX (0.129503430497979) rotate (-0.841946831162065) translate (2.79947443235064cm -14.5045731003035cm)" svg:viewBox="0 0 5168 7292" svg:d="M4076 3835c307 0 541 240 541 555s-234 555-540 556c-307 0-541-241-541-556 0-314 234-555 540-555zM2054 289c274 47 450 298 405 580s-290 463-565 416c-274-46-450-298-404-579 45-282 290-463 564-417zM1182 1285c274 46 450 298 405 580-46 282-290 462-565 416-274-46-450-298-405-580 46-282 290-462 565-416zM879 2648c275 46 450 298 405 580-45 281-290 462-564 416-275-47-450-298-405-580s290-463 564-416zM948 4075c274 46 450 298 405 580s-290 462-564 416c-275-46-450-298-405-580s290-462 564-416zM2112 0l-221 18-214 54-205 87-195 119-186 150-174 179-162 206-148 232-135 256-120 278-103 300-87 318-70 337-50 353-31 367-11 380 11 381 31 367 50 353 70 336 87 319 104 299 119 279 135 256 149 231 162 206 174 179 185 150 188 114 5 4 136 75 148 55 159 36 169 18 177-1 184-20 190-38 195-56 199-74 201-91 202-109 201-126 201-144 198-160 188-172 173-178 156-182 140-185 123-188 105-188 88-187 69-186 51-183 32-179 13-174-7-167-27-160-47-150-69-141-90-129-108-114-123-94-136-74-148-55-159-37-38-4-3-93-31-367-51-353-69-337-87-318-104-300-120-278-134-256-149-232-162-206-174-178-185-150-196-119-205-87-213-54z">
            <text:p/>
          </draw:path>
          <draw:polygon draw:style-name="gr9" draw:text-style-name="P2" draw:layer="layout" svg:width="5.943cm" svg:height="5.69cm" draw:transform="skewX (-0.0068067840827779) rotate (-0.0994837673636779) translate (2.98671678616051cm -11.8359283796935cm)" svg:viewBox="0 0 5944 5691" draw:points="1011,1973 1015,1916 1025,1861 1030,1846 1034,1827 1052,1770 1074,1715 1101,1662 1132,1612 1167,1565 1205,1522 1247,1483 1292,1449 1340,1421 1390,1398 5066,29 5118,13 5173,4 5229,0 5285,2 5342,10 5398,23 5453,41 5507,64 5558,92 5607,123 5653,159 5696,198 5734,241 5767,287 5795,336 5817,388 5854,492 5860,502 5889,554 5912,607 5929,662 5940,718 5943,774 5944,3653 5941,3694 5943,3713 5937,3794 5918,3873 5888,3949 5846,4021 5794,4089 5732,4153 5660,4213 5580,4268 5490,4318 5394,4362 5289,4400 5178,4432 5061,4458 4938,4477 4811,4488 4678,4492 4546,4488 4418,4477 4295,4458 4178,4432 4067,4400 3963,4362 3866,4317 3777,4268 3696,4213 3625,4153 3562,4089 3510,4020 3469,3948 3438,3872 3420,3794 3413,3712 3420,3631 3438,3552 3469,3476 3510,3404 3562,3336 3624,3272 3696,3212 3777,3157 3866,3107 3963,3063 4067,3025 4178,2992 4295,2967 4418,2948 4425,2948 4425,1801 2530,2507 2531,4851 2528,4893 2530,4911 2523,4993 2505,5072 2474,5147 2433,5219 2381,5288 2319,5352 2247,5412 2166,5467 2077,5516 1980,5561 1876,5599 1765,5631 1648,5657 1525,5675 1397,5687 1265,5691 1133,5687 1005,5675 882,5657 765,5631 654,5599 550,5560 453,5516 364,5466 283,5411 211,5352 149,5287 97,5219 55,5147 25,5071 6,4992 0,4911 6,4829 25,4751 55,4675 97,4603 149,4535 211,4470 283,4411 363,4356 452,4306 549,4262 653,4223 764,4191 882,4166 1004,4147 1012,4146">
            <text:p/>
          </draw:polygon>
          <draw:path draw:style-name="gr2" draw:text-style-name="P2" draw:layer="layout" svg:width="4.8cm" svg:height="6.299cm" draw:transform="rotate (0.62779493194236) translate (-3.44399543617756cm -5.12886262030246cm)" svg:viewBox="0 0 4801 6300" svg:d="M405 2121l54-53 57-51 58-48 60-43 63-40 65-37 65-32 68-29 67-25 70-21 70-16 71-13 71-9 72-4h70l72 4 71 9 71 13 70 16 70 21 67 25 68 29 65 32 65 37 63 40 60 43 58 48 57 51 54 53-381 479-33-32-33-30-35-28-36-27-38-23-38-22-39-19-40-18-41-14-41-13-42-10-43-7-42-5-43-3h-42l-43 3-42 5-43 7-42 10-41 13-41 14-40 18-39 19-38 22-38 23-36 27-35 28-33 30-33 32zM2505 2121l54-53 57-51 58-48 60-43 63-40 65-37 65-32 68-29 67-25 70-21 70-16 71-13 71-9 72-4h70l72 4 71 9 71 13 70 16 70 21 67 25 68 29 65 32 65 37 63 40 60 43 58 48 57 51 54 53-381 479-33-32-33-30-35-28-36-27-38-23-38-22-39-19-40-18-41-14-41-13-42-10-43-7-42-5-43-3h-42l-43 3-42 5-43 7-42 10-41 13-41 14-40 18-39 19-38 22-38 23-36 27-35 28-33 30-33 32zM936 4311l607-111 11 34 14 32 16 32 18 31 19 31 22 29 23 30 26 27 28 27 29 27 30 24 33 23 34 22 35 21 37 20 38 18 38 16 40 16 41 12 42 13 42 9 43 9 44 7 44 5 44 3 44 3h46l44-3 44-3 44-5 44-7 43-9 42-9 42-13 41-12 40-16 38-16 38-18 37-20 35-21 34-22 33-23 30-24 29-27 28-27 26-27 23-30 22-29 19-31 18-31 16-32 14-32 11-34 607 111-19 57-24 55-27 55-30 53-33 53-38 50-40 50-44 48-46 45-51 44-51 43-56 41-58 37-61 35-62 34-65 30-65 29-69 25-70 23-71 20-73 18-73 15-74 11-76 9-75 6-76 3h-76l-76-3-75-6-76-9-74-11-73-15-73-18-71-20-70-23-69-25-65-29-65-30-62-34-61-35-58-37-56-41-51-43-51-44-46-45-44-48-40-50-38-50-33-53-30-53-27-55-24-55zM3662 0h-2522c-570 0-1140 569-1140 1139v2322c0 13 0 26 1 40 0 1586 1039 2799 2400 2799s2400-1213 2400-2800c0-8 0-16 0-23 0-6 0-11 0-16v-2322c0-570-569-1139-1139-1139z">
            <text:p/>
          </draw:path>
        </draw:g>
        <draw:path draw:style-name="gr10" draw:text-style-name="P2" draw:layer="layout" svg:width="16.098cm" svg:height="20.3cm" svg:x="17.601cm" svg:y="-13.97cm" svg:viewBox="0 0 16099 20301" svg:d="M8050 800c-4054 0-7150 3096-7150 7150s3096 7150 7150 7150 7150-3096 7150-7150-3096-7150-7150-7150zM8049 0c4564 0 8050 3443 8050 7950 0 2642-1198 4919-3109 6350h11l-4951 6001-4950-6001h9c-1911-1431-3109-3708-3109-6350 0-4507 3485-7950 8049-7950z">
          <text:p/>
        </draw:path>
        <draw:g>
          <draw:path draw:style-name="gr11" draw:text-style-name="P2" draw:layer="layout" svg:width="4.8cm" svg:height="6.299cm" draw:transform="skewX (6.15825786701499E-017) rotate (-0.865334243138789) translate (28.8498760102883cm -6.45242657160007cm)" svg:viewBox="0 0 4801 6300" svg:d="M4396 2179l-381-479-33 32-33 30-35 28-36 27-38 23-38 22-39 19-40 18-41 14-41 13-42 10-43 7-42 5-43 3h-42l-43-3-42-5-43-7-42-10-41-13-41-14-40-18-39-19-38-22-38-23-36-27-35-28-33-30-33-32-381 479 54 53 57 51 58 48 60 43 63 40 65 37 65 32 68 29 67 25 70 21 70 16 71 13 71 9 72 4h70l72-4 71-9 71-13 70-16 70-21 67-25 68-29 65-32 65-37 63-40 60-43 58-48 57-51zM2296 2179l-381-479-33 32-33 30-35 28-36 27-38 23-38 22-39 19-40 18-41 14-41 13-42 10-43 7-42 5-43 3h-42l-43-3-42-5-43-7-42-10-41-13-41-14-40-18-39-19-38-22-38-23-36-27-35-28-33-30-33-32-381 479 54 53 57 51 58 48 60 43 63 40 65 37 65 32 68 29 67 25 70 21 70 16 71 13 71 9 72 4h70l72-4 71-9 71-13 70-16 70-21 67-25 68-29 65-32 65-37 63-40 60-43 58-48 57-51zM3865 4989l-19-57-24-55-27-55-30-53-33-53-38-50-40-50-44-48-46-45-51-44-51-43-56-41-58-37-61-35-62-34-65-30-65-29-69-25-70-23-71-20-73-18-73-15-74-11-76-9-75-6-76-3h-76l-76 3-75 6-76 9-74 11-73 15-73 18-71 20-70 23-69 25-65 29-65 30-62 34-61 35-58 37-56 41-51 43-51 44-46 45-44 48-40 50-38 50-33 53-30 53-27 55-24 55-19 57 607 111 11-34 14-32 16-32 18-31 19-31 22-29 23-30 26-27 28-27 29-27 30-24 33-23 34-22 35-21 37-20 38-18 38-16 40-16 41-12 42-13 42-9 43-9 44-7 44-5 44-3 44-3h46l44 3 44 3 44 5 44 7 43 9 42 9 42 13 41 12 40 16 38 16 38 18 37 20 35 21 34 22 33 23 30 24 29 27 28 27 26 27 23 30 22 29 19 31 18 31 16 32 14 32 11 34zM1139 0h2522c570 0 1140 569 1140 1139v2322c0 13 0 26-1 40 0 1586-1039 2799-2400 2799s-2400-1213-2400-2800c0-8 0-16 0-23 0-6 0-11 0-16v-2322c0-570 569-1139 1139-1139z">
            <text:p/>
          </draw:path>
          <draw:path draw:style-name="gr12" draw:text-style-name="P2" draw:layer="layout" svg:width="5.167cm" svg:height="7.291cm" draw:transform="skewX (0.129503430497979) rotate (-0.841946831162065) translate (25.0004744323506cm -13.7045731003035cm)" svg:viewBox="0 0 5168 7292" svg:d="M4076 3835c307 0 541 240 541 555s-234 555-540 556c-307 0-541-241-541-556 0-314 234-555 540-555zM2054 289c274 47 450 298 405 580s-290 463-565 416c-274-46-450-298-404-579 45-282 290-463 564-417zM1182 1285c274 46 450 298 405 580-46 282-290 462-565 416-274-46-450-298-405-580 46-282 290-462 565-416zM879 2648c275 46 450 298 405 580-45 281-290 462-564 416-275-47-450-298-405-580s290-463 564-416zM948 4075c274 46 450 298 405 580s-290 462-564 416c-275-46-450-298-405-580s290-462 564-416zM2112 0l-221 18-214 54-205 87-195 119-186 150-174 179-162 206-148 232-135 256-120 278-103 300-87 318-70 337-50 353-31 367-11 380 11 381 31 367 50 353 70 336 87 319 104 299 119 279 135 256 149 231 162 206 174 179 185 150 188 114 5 4 136 75 148 55 159 36 169 18 177-1 184-20 190-38 195-56 199-74 201-91 202-109 201-126 201-144 198-160 188-172 173-178 156-182 140-185 123-188 105-188 88-187 69-186 51-183 32-179 13-174-7-167-27-160-47-150-69-141-90-129-108-114-123-94-136-74-148-55-159-37-38-4-3-93-31-367-51-353-69-337-87-318-104-300-120-278-134-256-149-232-162-206-174-178-185-150-196-119-205-87-213-54z">
            <text:p/>
          </draw:path>
          <draw:polygon draw:style-name="gr13" draw:text-style-name="P2" draw:layer="layout" svg:width="5.943cm" svg:height="5.69cm" draw:transform="skewX (-0.00680678408277789) rotate (-0.099483767363678) translate (25.1877167861605cm -11.0359283796935cm)" svg:viewBox="0 0 5944 5691" draw:points="1011,1973 1015,1916 1025,1861 1030,1846 1034,1827 1052,1770 1074,1715 1101,1662 1132,1612 1167,1565 1205,1522 1247,1483 1292,1449 1340,1421 1390,1398 5066,29 5118,13 5173,4 5229,0 5285,2 5342,10 5398,23 5453,41 5507,64 5558,92 5607,123 5653,159 5696,198 5734,241 5767,287 5795,336 5817,388 5854,492 5860,502 5889,554 5912,607 5929,662 5940,718 5943,774 5944,3653 5941,3694 5943,3713 5937,3794 5918,3873 5888,3949 5846,4021 5794,4089 5732,4153 5660,4213 5580,4268 5490,4318 5394,4362 5289,4400 5178,4432 5061,4458 4938,4477 4811,4488 4678,4492 4546,4488 4418,4477 4295,4458 4178,4432 4067,4400 3963,4362 3866,4317 3777,4268 3696,4213 3625,4153 3562,4089 3510,4020 3469,3948 3438,3872 3420,3794 3413,3712 3420,3631 3438,3552 3469,3476 3510,3404 3562,3336 3624,3272 3696,3212 3777,3157 3866,3107 3963,3063 4067,3025 4178,2992 4295,2967 4418,2948 4425,2948 4425,1801 2530,2507 2531,4851 2528,4893 2530,4911 2523,4993 2505,5072 2474,5147 2433,5219 2381,5288 2319,5352 2247,5412 2166,5467 2077,5516 1980,5561 1876,5599 1765,5631 1648,5657 1525,5675 1397,5687 1265,5691 1133,5687 1005,5675 882,5657 765,5631 654,5599 550,5560 453,5516 364,5466 283,5411 211,5352 149,5287 97,5219 55,5147 25,5071 6,4992 0,4911 6,4829 25,4751 55,4675 97,4603 149,4535 211,4470 283,4411 363,4356 452,4306 549,4262 653,4223 764,4191 882,4166 1004,4147 1012,4146">
            <text:p/>
          </draw:polygon>
          <draw:path draw:style-name="gr11" draw:text-style-name="P2" draw:layer="layout" svg:width="4.8cm" svg:height="6.299cm" draw:transform="rotate (0.62779493194236) translate (18.7570045638224cm -4.32886262030246cm)" svg:viewBox="0 0 4801 6300" svg:d="M405 2121l54-53 57-51 58-48 60-43 63-40 65-37 65-32 68-29 67-25 70-21 70-16 71-13 71-9 72-4h70l72 4 71 9 71 13 70 16 70 21 67 25 68 29 65 32 65 37 63 40 60 43 58 48 57 51 54 53-381 479-33-32-33-30-35-28-36-27-38-23-38-22-39-19-40-18-41-14-41-13-42-10-43-7-42-5-43-3h-42l-43 3-42 5-43 7-42 10-41 13-41 14-40 18-39 19-38 22-38 23-36 27-35 28-33 30-33 32zM2505 2121l54-53 57-51 58-48 60-43 63-40 65-37 65-32 68-29 67-25 70-21 70-16 71-13 71-9 72-4h70l72 4 71 9 71 13 70 16 70 21 67 25 68 29 65 32 65 37 63 40 60 43 58 48 57 51 54 53-381 479-33-32-33-30-35-28-36-27-38-23-38-22-39-19-40-18-41-14-41-13-42-10-43-7-42-5-43-3h-42l-43 3-42 5-43 7-42 10-41 13-41 14-40 18-39 19-38 22-38 23-36 27-35 28-33 30-33 32zM936 4311l607-111 11 34 14 32 16 32 18 31 19 31 22 29 23 30 26 27 28 27 29 27 30 24 33 23 34 22 35 21 37 20 38 18 38 16 40 16 41 12 42 13 42 9 43 9 44 7 44 5 44 3 44 3h46l44-3 44-3 44-5 44-7 43-9 42-9 42-13 41-12 40-16 38-16 38-18 37-20 35-21 34-22 33-23 30-24 29-27 28-27 26-27 23-30 22-29 19-31 18-31 16-32 14-32 11-34 607 111-19 57-24 55-27 55-30 53-33 53-38 50-40 50-44 48-46 45-51 44-51 43-56 41-58 37-61 35-62 34-65 30-65 29-69 25-70 23-71 20-73 18-73 15-74 11-76 9-75 6-76 3h-76l-76-3-75-6-76-9-74-11-73-15-73-18-71-20-70-23-69-25-65-29-65-30-62-34-61-35-58-37-56-41-51-43-51-44-46-45-44-48-40-50-38-50-33-53-30-53-27-55-24-55zM3662 0h-2522c-570 0-1140 569-1140 1139v2322c0 13 0 26 1 40 0 1586 1039 2799 2400 2799s2400-1213 2400-2800c0-8 0-16 0-23 0-6 0-11 0-16v-2322c0-570-569-1139-1139-1139z">
            <text:p/>
          </draw:path>
        </draw:g>
        <draw:polygon draw:style-name="gr14" draw:text-style-name="P2" draw:layer="layout" svg:width="4.382cm" svg:height="3.723cm" draw:transform="rotate (-0.178023583703422) translate (11.8489796137391cm -12.4371353820862cm)" svg:viewBox="0 0 4383 3724" draw:points="1534,3724 4383,359 3585,0 0,3035">
          <text:p/>
        </draw:polygon>
        <draw:polygon draw:style-name="gr14" draw:text-style-name="P2" draw:layer="layout" svg:width="4.382cm" svg:height="3.723cm" draw:transform="rotate (0.178023583703422) translate (12.2479808864754cm -11.6609171604623cm)" svg:viewBox="0 0 4383 3724" draw:points="2850,3724 0,359 798,0 4383,3035">
          <text:p/>
        </draw:polygon>
        <draw:polygon draw:style-name="gr14" draw:text-style-name="P2" draw:layer="layout" svg:width="5.787cm" svg:height="3.301cm" svg:x="32.235cm" svg:y="21.498cm" svg:viewBox="0 0 5788 3302" draw:points="1388,3302 0,2353 1911,1247 1000,494 1722,0 2894,678 4066,0 4788,494 3877,1247 5788,2353 4401,3302 2894,2058">
          <text:p/>
        </draw:polygon>
        <draw:g>
          <draw:path draw:style-name="gr15" draw:text-style-name="P2" draw:layer="layout" svg:width="16.098cm" svg:height="20.3cm" svg:x="27.08cm" svg:y="1.798cm" svg:viewBox="0 0 16099 20301" svg:d="M8050 800c-4054 0-7150 3096-7150 7150s3096 7150 7150 7150 7150-3096 7150-7150-3096-7150-7150-7150zM8049 0c4564 0 8050 3443 8050 7950 0 2642-1198 4919-3109 6350h11l-4951 6001-4950-6001h9c-1911-1431-3109-3708-3109-6350 0-4507 3485-7950 8049-7950z">
            <text:p/>
          </draw:path>
          <draw:g>
            <draw:path draw:style-name="gr16" draw:text-style-name="P2" draw:layer="layout" svg:width="4.888cm" svg:height="6.405cm" draw:transform="skewX (-0.00959931088596879) rotate (-0.870046632119174) translate (38.3313775911147cm 9.3099740638904cm)" svg:viewBox="0 0 4889 6406" svg:d="M4477 2215l-388-486-33 32-35 31-35 28-37 27-38 24-39 22-40 20-40 18-42 14-42 13-43 10-43 8-43 4-44 4h-43l-44-4-43-4-43-8-43-10-42-13-42-14-40-18-40-20-39-22-38-24-37-27-35-28-35-31-32-32-389 486 56 55 57 52 59 48 62 44 64 41 65 37 67 33 69 29 69 25 70 22 72 17 72 12 72 9 73 5h73l73-5 72-9 72-12 72-17 70-22 69-25 69-29 67-33 65-37 64-41 62-44 59-48 57-52zM2338 2215l-388-487-33 33-34 31-36 28-37 27-37 24-39 22-40 20-41 18-42 14-42 13-43 10-43 8-42 4-44 4h-44l-44-4-42-4-43-8-43-10-42-13-42-14-41-18-40-20-39-22-37-24-37-27-36-28-34-31-33-33-388 487 55 55 57 52 60 48 61 44 64 41 66 37 66 33 69 29 69 25 71 22 71 17 72 12 73 9 73 5h72l73-5 72-9 73-12 71-17 71-22 69-25 69-29 66-33 66-37 64-41 61-44 60-48 57-52zM3936 5072l-20-58-24-55-27-56-31-54-34-54-38-51-41-50-45-49-47-46-51-45-53-43-57-42-59-38-61-36-64-34-66-31-66-29-71-25-71-24-72-20-75-18-74-15-76-12-76-9-77-6-78-3h-76l-78 3-77 6-77 9-75 12-75 15-74 18-72 20-72 24-70 25-66 29-66 31-64 34-61 36-59 38-57 42-53 43-51 44-47 46-45 50-41 50-38 51-34 54-31 54-27 56-24 55-20 58 618 113 12-34 14-33 15-32 19-32 20-31 22-30 24-30 26-28 28-28 30-26 31-25 33-23 35-23 36-21 37-21 38-18 40-16 40-16 42-13 43-12 42-10 44-9 45-7 45-5 45-4 45-2h46l45 2 45 4 45 5 45 7 43 9 43 10 43 12 41 13 41 16 39 16 39 19 37 20 36 21 35 23 33 23 31 25 29 26 29 28 26 28 24 30 22 30 20 31 18 32 16 32 14 33 12 34zM1160 0h2569c580 0 1161 579 1160 1158v2361c0 14 0 27-1 40 0 1614-1059 2847-2444 2847-1386 0-2444-1234-2444-2847 0-8 0-16 0-24 0-6 0-11 0-16v-2361c0-579 580-1158 1160-1158z">
              <text:p/>
            </draw:path>
            <draw:path draw:style-name="gr17" draw:text-style-name="P2" draw:layer="layout" svg:width="5.261cm" svg:height="7.415cm" draw:transform="skewX (0.120253185462409) rotate (-0.846833753067649) translate (34.4340344528942cm 1.89558926751739cm)" svg:viewBox="0 0 5262 7416" svg:d="M4150 3900c312 0 550 244 550 564 1 321-237 565-549 565s-551-244-551-564 238-565 550-565zM2091 294c279 47 458 303 412 590s-295 470-575 423c-279-47-458-303-412-589 46-287 296-471 575-424zM1203 1307c279 47 458 303 412 589-46 287-295 471-574 424-280-47-459-303-413-590s296-470 575-423zM895 2693c279 47 458 303 412 589-46 287-295 471-574 424s-458-303-412-590c45-287 295-470 574-423zM965 4144c280 47 459 303 413 590s-296 470-575 423-458-303-412-589c46-287 295-471 574-424zM2149 0l-225 19-217 54-209 89-199 121-188 153-177 181-165 210-152 236-137 260-121 283-106 305-89 324-70 342-52 359-31 374-11 386 11 387 32 374 51 358 71 343 88 324 106 304 122 283 137 261 152 235 165 210 177 181 188 153 192 116 5 4 138 76 151 56 162 37 172 18 180-2 188-20 193-38 199-57 202-75 205-93 205-111 206-128 204-146 201-164 192-175 175-180 160-185 142-189 125-190 107-191 89-191 71-189 52-186 33-182 13-177-7-170-28-163-48-153-70-143-91-131-111-116-125-95-138-76-151-56-162-37-39-4-3-95-31-374-52-358-70-343-89-324-106-304-122-283-137-261-152-235-164-210-178-181-188-153-199-121-209-88-217-55z">
              <text:p/>
            </draw:path>
            <draw:polygon draw:style-name="gr18" draw:text-style-name="P2" draw:layer="layout" svg:width="6.019cm" svg:height="5.818cm" draw:transform="skewX (-0.00890117918517107) rotate (-0.100705497840074) translate (34.6233175777493cm 4.62254445250555cm)" svg:viewBox="0 0 6020 5819" draw:points="1024,2018 1028,1960 1038,1903 1043,1889 1047,1869 1065,1811 1088,1755 1115,1701 1146,1649 1181,1601 1220,1557 1263,1517 1308,1482 1357,1453 1408,1430 5130,30 5184,13 5239,4 5295,0 5352,2 5410,10 5467,24 5523,42 5577,66 5629,94 5679,126 5726,162 5768,203 5807,246 5840,293 5869,343 5891,396 5928,503 5935,513 5964,566 5988,621 6005,677 6016,734 6019,791 6020,3734 6017,3777 6019,3795 6012,3879 5994,3959 5963,4037 5921,4110 5868,4180 5805,4246 5732,4307 5651,4363 5561,4414 5462,4459 5357,4499 5245,4532 5126,4558 5002,4577 4872,4589 4738,4593 4604,4589 4474,4577 4350,4558 4231,4532 4119,4499 4014,4459 3915,4414 3825,4363 3743,4307 3671,4246 3608,4180 3555,4111 3513,4037 3482,3959 3463,3879 3457,3796 3463,3712 3482,3632 3513,3555 3555,3481 3608,3411 3671,3345 3743,3284 3825,3228 3915,3177 4013,3132 4119,3093 4231,3060 4350,3033 4474,3014 4481,3014 4481,1841 2563,2563 2563,4961 2560,5003 2562,5022 2555,5105 2537,5186 2506,5263 2464,5337 2411,5407 2348,5472 2276,5534 2194,5590 2104,5641 2006,5686 1900,5725 1788,5758 1669,5784 1545,5803 1415,5815 1281,5819 1147,5815 1018,5803 893,5784 775,5758 662,5725 557,5686 458,5641 368,5590 287,5534 214,5473 151,5407 98,5337 56,5263 25,5186 6,5105 0,5022 6,4939 25,4858 56,4781 98,4707 151,4637 214,4572 286,4510 368,4454 458,4403 556,4358 662,4319 774,4286 893,4260 1017,4241 1025,4240">
              <text:p/>
            </draw:polygon>
            <draw:path draw:style-name="gr16" draw:text-style-name="P2" draw:layer="layout" svg:width="4.877cm" svg:height="6.419cm" draw:transform="skewX (0.0090757121103704) rotate (0.632332787997546) translate (28.110788814502cm 11.4815174877246cm)" svg:viewBox="0 0 4878 6420" svg:d="M412 2162l55-55 57-52 59-49 62-44 63-40 66-38 66-33 69-29 69-25 70-22 71-16 73-13 72-9 73-5h72l73 5 72 9 72 12 71 17 71 22 69 25 68 29 67 33 65 38 64 40 61 44 60 49 57 52 55 55-388 488-32-33-35-31-35-28-37-27-38-24-38-23-40-19-41-18-42-15-42-12-42-10-43-8-43-5-43-3h-44l-44 3-42 5-43 8-43 10-42 12-42 15-40 18-40 19-39 23-38 24-37 27-35 28-34 31-33 33zM2545 2162l56-55 57-52 59-49 61-44 64-41 66-37 66-33 69-29 68-25 71-22 71-17 72-12 72-9 73-5h73l72 5 73 9 72 12 71 17 70 22 69 25 69 29 66 33 66 37 63 41 62 44 59 49 57 52 56 54-388 489-33-33-34-31-35-28-37-27-38-24-38-23-41-19-40-18-42-15-42-12-43-11-42-7-43-5-44-3h-43l-44 3-43 5-43 7-42 11-42 12-42 15-40 18-41 19-38 23-38 24-37 27-35 28-35 31-32 33zM951 4394l616-114 12 34 15 34 15 32 19 32 19 31 22 30 24 30 26 28 29 28 29 26 31 25 33 24 35 22 36 22 37 20 38 18 39 16 41 16 41 13 43 13 43 10 43 8 45 8 45 5 45 3 45 2h45l45-2 45-3 45-5 45-8 43-8 43-10 43-13 41-13 41-16 39-16 38-18 37-20 36-22 35-22 33-24 31-25 29-26 29-28 26-28 24-30 22-30 20-31 18-32 15-32 15-34 12-34 616 114-20 57-24 56-27 56-31 55-33 53-39 52-40 50-45 49-47 46-51 45-53 43-57 42-59 39-61 35-63 34-66 31-66 29-70 26-71 23-73 21-74 18-74 15-76 12-76 8-77 7-77 3h-77l-77-3-77-7-76-8-76-12-74-15-74-18-73-20-71-24-69-26-67-29-66-31-63-34-61-35-59-39-57-42-53-43-51-45-47-46-45-49-40-50-38-52-34-53-31-55-27-56-24-55zM3721 0h-2563c-579 0-1158 580-1158 1161v2366c0 14 0 27 1 40 0 1617 1056 2853 2438 2853 1383 0 2439-1236 2439-2853 0-8 0-16 0-24 0-6 0-11 0-16v-2366c0-581-578-1161-1157-1161z">
              <text:p/>
            </draw:path>
          </draw:g>
        </draw:g>
        <draw:g>
          <draw:path draw:style-name="gr2" draw:text-style-name="P2" draw:layer="layout" svg:width="4.8cm" svg:height="6.299cm" svg:x="25.9cm" svg:y="33.5cm" svg:viewBox="0 0 4801 6300" svg:d="M4396 2121c-18-18-36-35-54-53l-57-51c-19-16-39-32-58-48-20-15-40-29-60-43-21-14-42-27-63-40-22-13-43-25-65-37-21-11-43-22-65-32s-45-20-68-29c-22-8-45-17-67-25-23-7-46-14-70-21-23-5-46-11-70-16-23-5-47-9-71-13-23-3-47-6-71-9-24-1-48-3-72-4h-70c-24 1-48 3-72 4-24 3-48 6-71 9-24 4-48 8-71 13-24 5-47 11-70 16-24 7-47 14-70 21-22 8-45 17-67 25-23 9-46 19-68 29s-44 21-65 32c-22 12-43 24-65 37-21 13-42 26-63 40-20 14-40 28-60 43-19 16-39 32-58 48l-57 51c-18 18-36 35-54 53 127 160 254 319 381 479 11-11 22-21 33-32l33-30c12-9 24-19 35-28l36-27c13-7 25-15 38-23 12-7 25-15 38-22s26-13 39-19 27-12 40-18c14-5 27-10 41-14s28-8 41-13c14-3 28-6 42-10 14-2 28-5 43-7 14-2 28-3 42-5 14-1 28-2 43-3h42c15 1 29 2 43 3 14 2 28 3 42 5 15 2 29 5 43 7 14 4 28 7 42 10 13 5 27 9 41 13s27 9 41 14c13 6 27 12 40 18s26 12 39 19 26 15 38 22c13 8 25 16 38 23l36 27c11 9 23 19 35 28l33 30c11 11 22 21 33 32 127-160 254-319 381-479zM2296 2121c-18-18-36-35-54-53l-57-51c-19-16-39-32-58-48-20-15-40-29-60-43-21-14-42-27-63-40-22-13-43-25-65-37-21-11-43-22-65-32s-45-20-68-29c-22-8-45-17-67-25-23-7-46-14-70-21-23-5-46-11-70-16-23-5-47-9-71-13-23-3-47-6-71-9-24-1-48-3-72-4h-70c-24 1-48 3-72 4-24 3-48 6-71 9-24 4-48 8-71 13-24 5-47 11-70 16-24 7-47 14-70 21-22 8-45 17-67 25-23 9-46 19-68 29s-44 21-65 32c-22 12-43 24-65 37-21 13-42 26-63 40-20 14-40 28-60 43-19 16-39 32-58 48l-57 51c-18 18-36 35-54 53 127 160 254 319 381 479 11-11 22-21 33-32l33-30c12-9 24-19 35-28l36-27c13-7 25-15 38-23 12-7 25-15 38-22s26-13 39-19 27-12 40-18c14-5 27-10 41-14s28-8 41-13c14-3 28-6 42-10 14-2 28-5 43-7 14-2 28-3 42-5 14-1 28-2 43-3h42c15 1 29 2 43 3 14 2 28 3 42 5 15 2 29 5 43 7 14 4 28 7 42 10 13 5 27 9 41 13s27 9 41 14c13 6 27 12 40 18s26 12 39 19 26 15 38 22c13 8 25 16 38 23l36 27c11 9 23 19 35 28l33 30c11 11 22 21 33 32 127-160 254-319 381-479zM3865 4311c-202-37-404-74-607-111-4 11-8 22-11 34-5 11-10 21-14 32-5 11-11 21-16 32-6 10-12 21-18 31-6 11-13 21-19 31-7 10-15 19-22 29-8 10-15 20-23 30-9 9-18 18-26 27-9 9-19 18-28 27-10 9-19 18-29 27l-30 24c-11 8-22 15-33 23-11 7-23 15-34 22-12 7-24 14-35 21-13 7-25 13-37 20-13 6-25 12-38 18-13 5-26 10-38 16-14 5-27 10-40 16-14 4-27 8-41 12s-28 9-42 13l-42 9c-14 3-29 6-43 9-15 2-29 5-44 7s-30 3-44 5c-15 1-30 2-44 3-15 1-30 2-44 3h-46c-14-1-29-2-44-3-14-1-29-2-44-3-14-2-29-3-44-5s-29-5-44-7c-14-3-29-6-43-9l-42-9c-14-4-28-9-42-13s-27-8-41-12c-13-6-26-11-40-16-12-6-25-11-38-16-13-6-25-12-38-18-12-7-24-13-37-20-11-7-23-14-35-21-11-7-23-15-34-22-11-8-22-15-33-23l-30-24c-10-9-19-18-29-27-9-9-19-18-28-27-8-9-17-18-26-27-8-10-15-20-23-30-7-10-15-19-22-29-6-10-13-20-19-31-6-10-12-21-18-31-5-11-11-21-16-32-4-11-9-21-14-32-3-12-7-23-11-34-203 37-405 74-607 111 6 19 13 38 19 57 8 18 16 37 24 55 9 18 18 36 27 55 10 17 20 35 30 53 11 18 22 35 33 53 13 17 25 33 38 50s27 33 40 50c15 16 29 32 44 48 15 15 31 30 46 45 17 15 34 30 51 44s34 28 51 43c19 13 38 27 56 41 20 12 39 25 58 37 20 12 41 24 61 35s41 23 62 34c22 10 43 20 65 30 21 10 43 19 65 29 23 8 46 16 69 25 23 8 47 15 70 23 24 7 47 13 71 20 24 6 49 12 73 18 24 5 49 10 73 15 25 3 50 7 74 11 25 3 51 6 76 9l75 6c25 1 51 2 76 3h76c25-1 51-2 76-3l75-6c25-3 51-6 76-9 24-4 49-8 74-11 24-5 49-10 73-15 24-6 49-12 73-18 24-7 47-13 71-20 23-8 47-15 70-23 23-9 46-17 69-25 22-10 44-19 65-29 22-10 43-20 65-30 21-11 42-23 62-34s41-23 61-35c19-12 38-25 58-37 18-14 37-28 56-41 17-15 34-29 51-43s34-29 51-44c15-15 31-30 46-45 15-16 29-32 44-48 13-17 27-33 40-50s25-33 38-50c11-18 22-35 33-53 10-18 20-36 30-53 9-19 18-37 27-55 8-18 16-37 24-55 6-19 13-38 19-57zM1139 0h2522c570 0 1140 569 1140 1139v2322c0 13 0 26-1 40 0 1586-1039 2799-2400 2799s-2400-1213-2400-2800v-23-16-2322c0-570 569-1139 1139-1139z">
            <text:p/>
          </draw:path>
          <draw:path draw:style-name="gr2" draw:text-style-name="P2" draw:layer="layout" svg:width="3.594cm" svg:height="6.299cm" svg:x="29.907cm" svg:y="33.5cm" svg:viewBox="0 0 3595 6300" svg:d="M919 4613l33-7c14-3 29-6 43-9 15-2 29-5 44-7s30-3 44-5c15-1 30-2 44-3 15-1 30-2 44-3h46c14 1 29 2 44 3 14 1 29 2 44 3 14 2 29 3 44 5s29 5 44 7c14 3 29 6 43 9l42 9c14 4 28 9 42 13s27 8 41 12c13 6 26 11 40 16 12 6 25 11 38 16 13 6 25 12 38 18 12 7 24 13 37 20 11 7 23 14 35 21 11 7 23 15 34 22 11 8 22 15 33 23l30 24c10 9 19 18 29 27 9 9 19 18 28 27 8 9 17 18 26 27 8 10 15 20 23 30 7 10 15 19 22 29 6 10 13 20 19 31 6 10 12 21 18 31 5 11 11 21 16 32 4 11 9 21 14 32 3 12 7 23 11 34 203-37 405-74 607-111-6-19-13-38-19-57-8-18-16-37-24-55-9-18-18-36-27-55-10-17-20-35-30-53-11-18-22-35-33-53-13-17-25-33-38-50s-27-33-40-50c-15-16-29-32-44-48-15-15-31-30-46-45-17-15-34-30-51-44s-34-28-51-43c-19-13-38-27-56-41-20-12-39-25-58-37-20-12-41-24-61-35s-41-23-62-34c-22-10-43-20-65-30-21-10-43-19-65-29-23-8-46-16-69-25-23-8-47-15-70-23-24-7-47-13-71-20-24-6-49-12-73-18-24-5-49-10-73-15-25-3-50-7-74-11-25-3-51-6-76-9l-75-6c-25-1-51-2-76-3h-76c-25 1-51 2-76 3l-36 3c32-189 48-386 48-588 1-15 1-29 1-42v-2433c0-415-292-829-673-1043h2035c570 0 1140 569 1140 1139v2322c0 13 0 26-1 40 0 1586-1039 2799-2400 2799-440 0-846-127-1194-352 415-323 735-784 919-1335zM3190 2179c-127-160-254-319-381-479-11 11-22 21-33 32l-33 30c-12 9-24 19-35 28l-36 27c-13 7-25 15-38 23-12 7-25 15-38 22s-26 13-39 19-27 12-40 18c-14 5-27 10-41 14s-28 8-41 13c-14 3-28 6-42 10-14 2-28 5-43 7-14 2-28 3-42 5-14 1-28 2-43 3h-42c-15-1-29-2-43-3-14-2-28-3-42-5-15-2-29-5-43-7-14-4-28-7-42-10-13-5-27-9-41-13s-27-9-41-14c-13-6-27-12-40-18s-26-12-39-19-26-15-38-22c-13-8-25-16-38-23l-36-27c-11-9-23-19-35-28l-33-30c-11-11-22-21-33-32-127 160-254 319-381 479 18 18 36 35 54 53l57 51c19 16 39 32 58 48 20 15 40 29 60 43 21 14 42 27 63 40 22 13 43 25 65 37 21 11 43 22 65 32s45 20 68 29c22 8 45 17 67 25 23 7 46 14 70 21 23 5 46 11 70 16 23 5 47 9 71 13 23 3 47 6 71 9 24 1 48 3 72 4h70c24-1 48-3 72-4 24-3 48-6 71-9 24-4 48-8 71-13 24-5 47-11 70-16 24-7 47-14 70-21 22-8 45-17 67-25 23-9 46-19 68-29s44-21 65-32c22-12 43-24 65-37 21-13 42-26 63-40 20-14 40-28 60-43 19-16 39-32 58-48l57-51c18-18 36-35 54-53z">
            <text:p/>
          </draw:path>
        </draw:g>
        <draw:path draw:style-name="gr19" draw:text-style-name="P3" draw:layer="layout" svg:width="16.098cm" svg:height="20.197cm" svg:x="2.746cm" svg:y="2.827cm" svg:viewBox="0 0 16099 20198" svg:d="M5893 17244c-1275-1562-2387-2725-2778-2926l-15-18h9c-1911-1431-3109-3708-3109-6350 0-4507 3485-7950 8049-7950s8050 3443 8050 7950c0 2642-1198 4919-3109 6350h11l-3 4c-361 151-1499 1335-2809 2940-1021 1251-1813 2350-2148 2954-335-605-1127-1703-2148-2954z">
          <text:p/>
        </draw:path>
        <draw:path draw:style-name="gr20" draw:text-style-name="P1" draw:layer="layout" svg:width="12.299cm" svg:height="12.099cm" svg:x="4.645cm" svg:y="4.828cm" svg:viewBox="0 0 12300 12100" svg:d="M6150 0c-3487 0-6150 2620-6150 6050s2663 6050 6150 6050 6150-2620 6150-6050-2663-6050-6150-6050z">
          <text:p/>
        </draw:path>
        <draw:g>
          <draw:path draw:style-name="gr21" draw:text-style-name="P3" draw:layer="layout" svg:width="4.433cm" svg:height="6.248cm" draw:transform="skewX (0.132819556076768) rotate (0.818210353334942) translate (4.42852733415669cm 12.141666814923cm)" svg:viewBox="0 0 4434 6249" svg:d="M3497 3287c263 0 463 205 463 475 1 271-199 476-462 476s-464-206-465-475c0-270 201-476 464-476zM1762 248c235 39 385 255 347 497-39 242-249 396-485 356-235-39-386-255-347-496 39-242 249-397 485-357zM1013 1101c235 40 386 256 348 496-39 242-249 397-484 358-236-40-387-256-348-498 39-241 249-396 484-356zM754 2269c235 40 386 255 347 496-38 242-248 397-483 357-235-39-386-255-348-497s249-396 484-356zM813 3492c236 39 387 255 348 497-38 242-249 396-484 356s-386-255-347-496c38-242 248-397 483-357zM1810 0l-189 16-183 45-176 75-168 102-158 129-149 153-139 177-128 198-116 219-102 239-89 257-75 273-59 288-44 302-26 316-9 325 9 326 27 315 43 302 60 289 74 273 90 256 103 238 115 220 128 199 139 176 149 153 159 129 162 98 4 3 116 64 127 47 137 32 145 15 151-2 159-17 162-32 168-48 170-63 173-78 173-93 173-108 172-123 170-138 161-148 148-151 135-156 119-160 105-160 91-161 75-160 59-160 44-156 28-154 11-149-6-143-24-137-40-129-59-121-77-110-93-98-106-80-116-64-127-47-137-32-33-3-2-80-26-315-44-302-59-289-75-273-89-256-103-239-116-220-128-198-138-177-150-152-159-129-167-102-176-74-183-47z">
            <text:p/>
          </draw:path>
          <draw:polygon draw:style-name="gr22" draw:text-style-name="P3" draw:layer="layout" svg:width="4.818cm" svg:height="5.79cm" draw:transform="skewX (-0.0516617458590322) rotate (-0.125489173218393) translate (10.7703701761002cm 10.2065371383911cm)" svg:viewBox="0 0 4819 5791" draw:points="819,2008 822,1950 830,1893 834,1879 837,1860 852,1802 870,1746 892,1692 916,1641 944,1593 976,1549 1010,1509 1046,1474 1085,1446 1126,1423 4105,30 4148,13 4192,4 4237,0 4283,2 4329,10 4375,24 4420,42 4463,66 4505,94 4545,125 4582,161 4616,202 4647,245 4674,292 4697,341 4715,394 4744,501 4750,511 4773,563 4792,618 4806,674 4815,731 4817,787 4819,3716 4816,3759 4818,3777 4813,3861 4798,3940 4773,4018 4740,4091 4697,4160 4647,4226 4588,4287 4524,4342 4452,4393 4372,4438 4288,4478 4199,4510 4103,4536 4004,4555 3900,4567 3793,4571 3686,4567 3581,4555 3482,4536 3387,4510 3297,4477 3213,4438 3134,4393 3062,4342 2996,4286 2939,4226 2888,4160 2846,4091 2812,4018 2787,3940 2772,3860 2767,3778 2772,3694 2787,3614 2812,3538 2845,3464 2888,3395 2938,3329 2996,3268 3061,3212 3134,3162 3212,3117 3297,3078 3386,3045 3482,3018 3581,3000 3587,3000 3586,1832 2051,2550 2052,4937 2049,4979 2051,4998 2045,5080 2031,5161 2006,5238 1973,5311 1930,5381 1880,5446 1822,5507 1757,5563 1685,5614 1606,5659 1521,5697 1432,5730 1336,5756 1237,5775 1133,5787 1026,5791 918,5787 815,5775 715,5756 621,5730 530,5697 446,5658 367,5614 295,5563 230,5507 171,5446 121,5381 79,5311 45,5237 20,5161 5,5080 0,4997 5,4915 20,4834 45,4758 78,4684 121,4614 171,4550 229,4488 294,4432 366,4381 445,4337 530,4298 619,4265 715,4239 814,4220 820,4219">
            <text:p/>
          </draw:polygon>
          <draw:g>
            <draw:path draw:style-name="gr23" draw:text-style-name="P3" draw:layer="layout" svg:width="3.854cm" svg:height="5.764cm" svg:x="7.485cm" svg:y="5.528cm" svg:viewBox="0 0 3855 5765" svg:d="M3530 1941c-15-17-29-32-43-49l-46-46c-15-15-32-30-47-44-16-14-32-27-48-40-17-12-34-24-51-36s-34-23-52-34c-17-10-34-20-52-29s-36-19-55-27c-17-7-36-15-53-23-19-6-37-13-57-19-18-5-37-10-56-15-18-4-38-8-57-11-18-3-38-6-57-9-19-1-38-2-58-3h-56c-19 1-38 2-58 3-19 3-38 6-57 9s-38 7-57 11c-19 5-37 10-56 15-19 6-38 13-56 19-18 8-36 16-54 23-18 8-37 18-54 27-18 9-36 19-53 29-17 11-34 22-52 34-17 12-34 24-50 36-17 13-33 26-49 40-15 14-31 29-46 44l-46 46c-14 17-29 32-43 49 102 146 204 292 306 438 8-10 17-19 26-29l27-28c9-8 19-17 28-25l29-25c10-6 20-14 30-21 10-6 20-14 31-20 10-6 21-12 31-17 10-6 22-11 32-17 11-5 22-9 33-13 11-3 22-7 33-12 11-2 22-5 34-9 11-2 22-4 34-6 11-2 23-3 34-5 11-1 22-2 34-3h34c12 1 23 2 35 3 11 2 22 3 33 5 12 2 24 4 35 6 11 4 22 7 34 9 10 5 21 9 33 12 11 4 21 8 32 13 11 6 22 11 33 17 10 5 20 11 31 17 10 6 21 14 30 20 11 7 21 15 31 21l29 25c9 8 18 17 28 25l26 28c9 10 18 19 27 29 102-146 204-292 306-438zM1844 1941c-15-17-29-32-44-49l-45-46c-16-15-32-30-47-44-16-14-32-27-48-40-17-12-34-24-51-36s-34-23-52-34c-17-10-35-20-52-29-18-9-36-19-55-27-17-7-36-15-54-23-18-6-37-13-56-19-18-5-37-10-56-15-19-4-38-8-57-11s-38-6-57-9c-19-1-39-2-58-3h-56c-19 1-39 2-58 3-19 3-38 6-57 9s-38 7-57 11c-19 5-38 10-56 15-19 6-38 13-56 19-18 8-36 16-54 23-19 8-37 18-55 27-17 9-35 19-52 29-18 11-34 22-52 34-17 12-34 24-51 36-16 13-32 26-48 40-15 14-31 29-46 44l-46 46c-15 17-29 32-44 49 102 146 204 292 306 438 9-10 18-19 27-29l26-28c10-8 20-17 28-25l29-25c11-6 20-14 31-21 9-6 20-14 30-20 11-6 21-12 32-17 10-6 21-11 32-17 11-5 21-9 33-13 11-3 22-7 33-12 11-2 22-5 33-9 12-2 23-4 35-6 11-2 22-3 34-5 11-1 22-2 34-3h34c12 1 23 2 34 3 12 2 23 3 34 5 12 2 23 4 35 6 11 4 22 7 33 9 11 5 22 9 33 12 12 4 22 8 33 13 11 6 22 11 32 17 11 5 21 11 32 17 10 6 21 14 30 20 11 7 20 15 31 21l29 25c8 8 18 17 28 25l26 28c9 10 18 19 27 29 102-146 204-292 306-438zM3104 3945c-163-34-325-68-488-102-3 10-6 20-9 31-4 10-8 20-11 30-4 10-9 19-13 29-5 9-9 19-14 28-5 10-11 20-16 29s-12 17-17 26c-7 9-12 19-19 28-7 8-14 16-21 24-7 9-15 17-22 25-8 8-15 17-23 25l-24 22c-9 7-18 13-27 21-9 6-18 14-27 20-10 6-19 13-28 19-11 7-20 12-30 18s-20 11-31 17c-10 4-20 9-30 15-11 4-22 9-32 14-11 4-22 8-33 11-11 4-23 8-34 12l-34 8c-11 3-23 6-34 9-12 1-23 4-35 6s-24 3-36 5c-12 0-24 1-35 2-12 1-24 2-35 3h-37c-12-1-24-2-36-3-11-1-23-2-35-2-11-2-23-3-35-5s-24-5-36-6c-11-3-23-6-34-9l-34-8c-11-4-22-8-34-12-11-3-21-7-33-11-10-5-20-10-32-14-9-6-20-11-30-15-11-6-20-11-31-17-9-6-19-11-29-18-9-6-19-13-29-19-8-6-18-14-27-20-9-8-17-14-26-21l-24-22c-8-8-16-17-24-25-7-8-15-16-22-25-7-8-14-16-21-24-6-9-12-19-19-28-5-9-12-17-17-26s-11-19-15-29c-5-9-10-19-15-28-4-10-9-19-13-29-3-10-7-20-11-30-2-11-6-21-9-31-163 34-325 68-487 102 5 17 10 35 15 52 6 16 13 34 19 50 8 17 15 33 22 51 8 15 16 32 24 48 9 17 18 32 27 49 10 15 20 30 30 45 11 16 22 31 32 46 12 15 24 29 36 44 12 14 24 28 36 41 14 14 28 28 41 41 14 12 28 25 41 39 16 12 31 25 45 37 16 11 32 23 47 34 16 11 33 22 49 32s33 21 50 31 34 19 52 28c17 9 34 17 52 26 19 8 37 15 55 23 19 8 38 14 57 21s37 12 57 19c19 5 39 11 58 16 20 5 40 9 59 14 20 3 40 6 59 10 20 3 41 5 61 8l61 6c20 1 41 1 61 2h61c20-1 41-1 61-2l60-6c20-3 41-5 61-8 19-4 39-7 59-10 20-5 40-9 59-14s39-11 59-16c19-7 37-12 57-19 18-7 37-13 56-21 18-8 37-15 55-23 18-9 36-17 52-26 18-9 35-18 53-28 16-10 33-21 49-31s33-21 49-32 31-23 47-34c14-12 30-25 45-37 14-14 27-27 41-39 14-13 27-27 41-41 12-13 25-27 37-41 12-15 23-29 35-44 11-15 22-30 32-46 11-15 20-30 31-45 9-17 17-32 26-49 8-16 16-33 24-48 8-18 15-34 22-51 6-16 13-34 19-50 5-17 11-35 16-52zM915 0h2025c457 0 915 521 915 1042v2125c0 12 0 24-1 37 0 1451-834 2561-1927 2561s-1927-1110-1927-2562v-21-15-2125c0-521 457-1042 915-1042z">
              <text:p/>
            </draw:path>
            <draw:path draw:style-name="gr23" draw:text-style-name="P3" draw:layer="layout" svg:width="2.886cm" svg:height="5.764cm" svg:x="10.702cm" svg:y="5.528cm" svg:viewBox="0 0 2887 5765" svg:d="M738 4221l27-6c11-3 23-6 34-8 12-2 23-5 35-7s25-3 36-4c12-1 24-2 35-3 12-1 24-2 35-3h37c12 1 24 2 36 3 11 1 23 2 35 3 11 1 23 2 35 4s24 5 36 7c11 2 23 5 34 8l34 8c11 4 22 8 34 12 11 4 21 7 33 11 10 5 20 10 32 15 9 5 20 10 30 14 11 6 20 11 31 17 9 6 19 12 29 18 9 6 19 13 29 19 8 7 18 14 27 20 9 8 18 14 26 21l24 22c8 9 16 17 24 25 7 8 15 16 22 25 7 8 14 16 21 24 6 10 12 19 19 28 5 9 12 17 17 26 5 10 11 19 15 29 5 9 10 19 15 28 4 10 9 19 13 29 3 11 7 20 11 30 2 11 6 21 9 31 163-34 325-68 487-102-5-17-10-35-15-52-6-16-13-34-19-50-8-17-15-33-22-51-8-15-16-32-24-48-9-17-18-32-27-49-10-15-20-30-30-45-10-16-22-31-32-46-12-15-23-29-36-44-12-14-24-27-36-41-14-14-28-28-41-40-14-13-28-26-41-40-16-12-31-24-45-37-16-11-32-23-47-34-16-11-33-22-49-32s-33-21-50-31c-17-9-34-19-52-28-17-9-34-17-52-26-19-8-37-15-55-23-19-7-38-14-57-21s-37-12-57-18c-19-6-39-11-58-17-20-5-40-9-59-14-20-2-40-6-59-10-20-3-41-5-61-8l-61-5c-20-1-41-2-61-3h-61c-20 1-41 2-61 3l-29 2c26-173 39-353 39-538 1-13 1-26 1-38v-2226c0-380-235-759-541-955h1634c458 0 916 521 916 1042v2125c0 12 0 24-1 37 0 1451-834 2561-1927 2561-353 0-679-116-959-322 333-295 591-718 738-1222zM2562 1994c-102-146-204-292-306-438-9 10-18 19-27 29l-26 27c-10 9-20 18-28 26l-29 25c-11 6-20 13-31 21-9 6-20 13-30 20-11 6-21 12-32 17-10 6-21 11-32 17-11 4-21 9-33 13-11 3-22 7-33 11-11 3-22 6-33 10-12 1-23 4-35 6-11 2-22 3-34 5-11 0-22 1-34 2h-34c-12-1-23-2-34-2-12-2-23-3-34-5-12-2-23-5-35-6-11-4-22-7-33-10-11-4-22-8-33-11-12-4-22-9-33-13-11-6-22-11-32-17-11-5-21-11-32-17-10-7-21-14-30-20-11-8-20-15-31-21l-29-25c-8-8-18-17-28-26l-26-27c-9-10-18-19-27-29-102 146-204 292-306 438 15 16 29 32 44 48l46 47c15 15 31 29 46 44 16 14 32 27 48 39 17 13 34 25 51 37 18 12 34 23 52 34 17 10 35 20 52 29 18 9 36 18 55 27 18 7 36 15 54 23 18 6 37 12 56 19 18 4 37 10 56 14 19 5 38 9 57 12s38 6 57 9c19 0 39 2 58 3h56c19-1 39-3 58-3 19-3 38-6 57-9s38-7 57-12c19-4 38-10 56-14 19-7 38-13 56-19 18-8 37-16 54-23 19-9 37-18 55-27 17-9 35-19 52-29 18-11 34-22 52-34 17-12 34-24 51-37 16-12 32-25 48-39 15-15 31-29 47-44l45-47c15-16 29-32 44-48z">
              <text:p/>
            </draw:path>
          </draw:g>
        </draw:g>
        <draw:frame draw:style-name="gr24" draw:text-style-name="P4" draw:layer="layout" svg:width="0.502cm" svg:height="1.673cm" svg:x="10cm" svg:y="28.427cm">
          <draw:text-box>
            <text:p/>
            <text:p/>
          </draw:text-box>
        </draw:frame>
        <draw:polygon draw:style-name="gr5" draw:text-style-name="P3" draw:layer="layout" svg:width="5.787cm" svg:height="3.301cm" svg:x="-14.444cm" svg:y="25.098cm" svg:viewBox="0 0 5788 3302" draw:points="1388,3302 0,2353 1911,1247 1000,494 1722,0 2894,678 4066,0 4788,494 3877,1247 5788,2353 4401,3302 2894,2058">
          <text:p/>
        </draw:polygon>
        <draw:path draw:style-name="gr19" draw:text-style-name="P3" draw:layer="layout" svg:width="16.098cm" svg:height="20.197cm" svg:x="-19.599cm" svg:y="5.527cm" svg:viewBox="0 0 16099 20198" svg:d="M8049 2001c-3487 0-6150 2620-6150 6050s2663 6050 6150 6050 6150-2620 6150-6050-2663-6050-6150-6050zM5893 17244c-1275-1562-2387-2725-2778-2926l-15-18h9c-1911-1431-3109-3708-3109-6350 0-4507 3485-7950 8049-7950s8050 3443 8050 7950c0 2642-1198 4919-3109 6350h11l-3 4c-361 151-1499 1335-2809 2940-1021 1251-1813 2350-2148 2954-335-605-1127-1703-2148-2954z">
          <text:p/>
        </draw:path>
        <draw:g>
          <draw:path draw:style-name="gr21" draw:text-style-name="P3" draw:layer="layout" svg:width="4.433cm" svg:height="6.248cm" draw:transform="skewX (0.132819556076768) rotate (0.818210353334942) translate (-17.9164726658433cm 14.841666814923cm)" svg:viewBox="0 0 4434 6249" svg:d="M3497 3287c263 0 463 205 463 475 1 271-199 476-462 476s-464-206-465-475c0-270 201-476 464-476zM1762 248c235 39 385 255 347 497-39 242-249 396-485 356-235-39-386-255-347-496 39-242 249-397 485-357zM1013 1101c235 40 386 256 348 496-39 242-249 397-484 358-236-40-387-256-348-498 39-241 249-396 484-356zM754 2269c235 40 386 255 347 496-38 242-248 397-483 357-235-39-386-255-348-497s249-396 484-356zM813 3492c236 39 387 255 348 497-38 242-249 396-484 356s-386-255-347-496c38-242 248-397 483-357zM1810 0l-189 16-183 45-176 75-168 102-158 129-149 153-139 177-128 198-116 219-102 239-89 257-75 273-59 288-44 302-26 316-9 325 9 326 27 315 43 302 60 289 74 273 90 256 103 238 115 220 128 199 139 176 149 153 159 129 162 98 4 3 116 64 127 47 137 32 145 15 151-2 159-17 162-32 168-48 170-63 173-78 173-93 173-108 172-123 170-138 161-148 148-151 135-156 119-160 105-160 91-161 75-160 59-160 44-156 28-154 11-149-6-143-24-137-40-129-59-121-77-110-93-98-106-80-116-64-127-47-137-32-33-3-2-80-26-315-44-302-59-289-75-273-89-256-103-239-116-220-128-198-138-177-150-152-159-129-167-102-176-74-183-47z">
            <text:p/>
          </draw:path>
          <draw:polygon draw:style-name="gr22" draw:text-style-name="P3" draw:layer="layout" svg:width="4.818cm" svg:height="5.79cm" draw:transform="skewX (-0.0516617458590322) rotate (-0.125489173218393) translate (-11.5746298238998cm 12.9065371383911cm)" svg:viewBox="0 0 4819 5791" draw:points="819,2008 822,1950 830,1893 834,1879 837,1860 852,1802 870,1746 892,1692 916,1641 944,1593 976,1549 1010,1509 1046,1474 1085,1446 1126,1423 4105,30 4148,13 4192,4 4237,0 4283,2 4329,10 4375,24 4420,42 4463,66 4505,94 4545,125 4582,161 4616,202 4647,245 4674,292 4697,341 4715,394 4744,501 4750,511 4773,563 4792,618 4806,674 4815,731 4817,787 4819,3716 4816,3759 4818,3777 4813,3861 4798,3940 4773,4018 4740,4091 4697,4160 4647,4226 4588,4287 4524,4342 4452,4393 4372,4438 4288,4478 4199,4510 4103,4536 4004,4555 3900,4567 3793,4571 3686,4567 3581,4555 3482,4536 3387,4510 3297,4477 3213,4438 3134,4393 3062,4342 2996,4286 2939,4226 2888,4160 2846,4091 2812,4018 2787,3940 2772,3860 2767,3778 2772,3694 2787,3614 2812,3538 2845,3464 2888,3395 2938,3329 2996,3268 3061,3212 3134,3162 3212,3117 3297,3078 3386,3045 3482,3018 3581,3000 3587,3000 3586,1832 2051,2550 2052,4937 2049,4979 2051,4998 2045,5080 2031,5161 2006,5238 1973,5311 1930,5381 1880,5446 1822,5507 1757,5563 1685,5614 1606,5659 1521,5697 1432,5730 1336,5756 1237,5775 1133,5787 1026,5791 918,5787 815,5775 715,5756 621,5730 530,5697 446,5658 367,5614 295,5563 230,5507 171,5446 121,5381 79,5311 45,5237 20,5161 5,5080 0,4997 5,4915 20,4834 45,4758 78,4684 121,4614 171,4550 229,4488 294,4432 366,4381 445,4337 530,4298 619,4265 715,4239 814,4220 820,4219">
            <text:p/>
          </draw:polygon>
          <draw:g>
            <draw:path draw:style-name="gr23" draw:text-style-name="P3" draw:layer="layout" svg:width="3.854cm" svg:height="5.764cm" svg:x="-14.86cm" svg:y="8.228cm" svg:viewBox="0 0 3855 5765" svg:d="M3530 1941c-15-17-29-32-43-49l-46-46c-15-15-32-30-47-44-16-14-32-27-48-40-17-12-34-24-51-36s-34-23-52-34c-17-10-34-20-52-29s-36-19-55-27c-17-7-36-15-53-23-19-6-37-13-57-19-18-5-37-10-56-15-18-4-38-8-57-11-18-3-38-6-57-9-19-1-38-2-58-3h-56c-19 1-38 2-58 3-19 3-38 6-57 9s-38 7-57 11c-19 5-37 10-56 15-19 6-38 13-56 19-18 8-36 16-54 23-18 8-37 18-54 27-18 9-36 19-53 29-17 11-34 22-52 34-17 12-34 24-50 36-17 13-33 26-49 40-15 14-31 29-46 44l-46 46c-14 17-29 32-43 49 102 146 204 292 306 438 8-10 17-19 26-29l27-28c9-8 19-17 28-25l29-25c10-6 20-14 30-21 10-6 20-14 31-20 10-6 21-12 31-17 10-6 22-11 32-17 11-5 22-9 33-13 11-3 22-7 33-12 11-2 22-5 34-9 11-2 22-4 34-6 11-2 23-3 34-5 11-1 22-2 34-3h34c12 1 23 2 35 3 11 2 22 3 33 5 12 2 24 4 35 6 11 4 22 7 34 9 10 5 21 9 33 12 11 4 21 8 32 13 11 6 22 11 33 17 10 5 20 11 31 17 10 6 21 14 30 20 11 7 21 15 31 21l29 25c9 8 18 17 28 25l26 28c9 10 18 19 27 29 102-146 204-292 306-438zM1844 1941c-15-17-29-32-44-49l-45-46c-16-15-32-30-47-44-16-14-32-27-48-40-17-12-34-24-51-36s-34-23-52-34c-17-10-35-20-52-29-18-9-36-19-55-27-17-7-36-15-54-23-18-6-37-13-56-19-18-5-37-10-56-15-19-4-38-8-57-11s-38-6-57-9c-19-1-39-2-58-3h-56c-19 1-39 2-58 3-19 3-38 6-57 9s-38 7-57 11c-19 5-38 10-56 15-19 6-38 13-56 19-18 8-36 16-54 23-19 8-37 18-55 27-17 9-35 19-52 29-18 11-34 22-52 34-17 12-34 24-51 36-16 13-32 26-48 40-15 14-31 29-46 44l-46 46c-15 17-29 32-44 49 102 146 204 292 306 438 9-10 18-19 27-29l26-28c10-8 20-17 28-25l29-25c11-6 20-14 31-21 9-6 20-14 30-20 11-6 21-12 32-17 10-6 21-11 32-17 11-5 21-9 33-13 11-3 22-7 33-12 11-2 22-5 33-9 12-2 23-4 35-6 11-2 22-3 34-5 11-1 22-2 34-3h34c12 1 23 2 34 3 12 2 23 3 34 5 12 2 23 4 35 6 11 4 22 7 33 9 11 5 22 9 33 12 12 4 22 8 33 13 11 6 22 11 32 17 11 5 21 11 32 17 10 6 21 14 30 20 11 7 20 15 31 21l29 25c8 8 18 17 28 25l26 28c9 10 18 19 27 29 102-146 204-292 306-438zM3104 3945c-163-34-325-68-488-102-3 10-6 20-9 31-4 10-8 20-11 30-4 10-9 19-13 29-5 9-9 19-14 28-5 10-11 20-16 29s-12 17-17 26c-7 9-12 19-19 28-7 8-14 16-21 24-7 9-15 17-22 25-8 8-15 17-23 25l-24 22c-9 7-18 13-27 21-9 6-18 14-27 20-10 6-19 13-28 19-11 7-20 12-30 18s-20 11-31 17c-10 4-20 9-30 15-11 4-22 9-32 14-11 4-22 8-33 11-11 4-23 8-34 12l-34 8c-11 3-23 6-34 9-12 1-23 4-35 6s-24 3-36 5c-12 0-24 1-35 2-12 1-24 2-35 3h-37c-12-1-24-2-36-3-11-1-23-2-35-2-11-2-23-3-35-5s-24-5-36-6c-11-3-23-6-34-9l-34-8c-11-4-22-8-34-12-11-3-21-7-33-11-10-5-20-10-32-14-9-6-20-11-30-15-11-6-20-11-31-17-9-6-19-11-29-18-9-6-19-13-29-19-8-6-18-14-27-20-9-8-17-14-26-21l-24-22c-8-8-16-17-24-25-7-8-15-16-22-25-7-8-14-16-21-24-6-9-12-19-19-28-5-9-12-17-17-26s-11-19-15-29c-5-9-10-19-15-28-4-10-9-19-13-29-3-10-7-20-11-30-2-11-6-21-9-31-163 34-325 68-487 102 5 17 10 35 15 52 6 16 13 34 19 50 8 17 15 33 22 51 8 15 16 32 24 48 9 17 18 32 27 49 10 15 20 30 30 45 11 16 22 31 32 46 12 15 24 29 36 44 12 14 24 28 36 41 14 14 28 28 41 41 14 12 28 25 41 39 16 12 31 25 45 37 16 11 32 23 47 34 16 11 33 22 49 32s33 21 50 31 34 19 52 28c17 9 34 17 52 26 19 8 37 15 55 23 19 8 38 14 57 21s37 12 57 19c19 5 39 11 58 16 20 5 40 9 59 14 20 3 40 6 59 10 20 3 41 5 61 8l61 6c20 1 41 1 61 2h61c20-1 41-1 61-2l60-6c20-3 41-5 61-8 19-4 39-7 59-10 20-5 40-9 59-14s39-11 59-16c19-7 37-12 57-19 18-7 37-13 56-21 18-8 37-15 55-23 18-9 36-17 52-26 18-9 35-18 53-28 16-10 33-21 49-31s33-21 49-32 31-23 47-34c14-12 30-25 45-37 14-14 27-27 41-39 14-13 27-27 41-41 12-13 25-27 37-41 12-15 23-29 35-44 11-15 22-30 32-46 11-15 20-30 31-45 9-17 17-32 26-49 8-16 16-33 24-48 8-18 15-34 22-51 6-16 13-34 19-50 5-17 11-35 16-52zM915 0h2025c457 0 915 521 915 1042v2125c0 12 0 24-1 37 0 1451-834 2561-1927 2561s-1927-1110-1927-2562v-21-15-2125c0-521 457-1042 915-1042z">
              <text:p/>
            </draw:path>
            <draw:path draw:style-name="gr23" draw:text-style-name="P3" draw:layer="layout" svg:width="2.886cm" svg:height="5.764cm" svg:x="-11.643cm" svg:y="8.228cm" svg:viewBox="0 0 2887 5765" svg:d="M738 4221l27-6c11-3 23-6 34-8 12-2 23-5 35-7s25-3 36-4c12-1 24-2 35-3 12-1 24-2 35-3h37c12 1 24 2 36 3 11 1 23 2 35 3 11 1 23 2 35 4s24 5 36 7c11 2 23 5 34 8l34 8c11 4 22 8 34 12 11 4 21 7 33 11 10 5 20 10 32 15 9 5 20 10 30 14 11 6 20 11 31 17 9 6 19 12 29 18 9 6 19 13 29 19 8 7 18 14 27 20 9 8 18 14 26 21l24 22c8 9 16 17 24 25 7 8 15 16 22 25 7 8 14 16 21 24 6 10 12 19 19 28 5 9 12 17 17 26 5 10 11 19 15 29 5 9 10 19 15 28 4 10 9 19 13 29 3 11 7 20 11 30 2 11 6 21 9 31 163-34 325-68 487-102-5-17-10-35-15-52-6-16-13-34-19-50-8-17-15-33-22-51-8-15-16-32-24-48-9-17-18-32-27-49-10-15-20-30-30-45-10-16-22-31-32-46-12-15-23-29-36-44-12-14-24-27-36-41-14-14-28-28-41-40-14-13-28-26-41-40-16-12-31-24-45-37-16-11-32-23-47-34-16-11-33-22-49-32s-33-21-50-31c-17-9-34-19-52-28-17-9-34-17-52-26-19-8-37-15-55-23-19-7-38-14-57-21s-37-12-57-18c-19-6-39-11-58-17-20-5-40-9-59-14-20-2-40-6-59-10-20-3-41-5-61-8l-61-5c-20-1-41-2-61-3h-61c-20 1-41 2-61 3l-29 2c26-173 39-353 39-538 1-13 1-26 1-38v-2226c0-380-235-759-541-955h1634c458 0 916 521 916 1042v2125c0 12 0 24-1 37 0 1451-834 2561-1927 2561-353 0-679-116-959-322 333-295 591-718 738-1222zM2562 1994c-102-146-204-292-306-438-9 10-18 19-27 29l-26 27c-10 9-20 18-28 26l-29 25c-11 6-20 13-31 21-9 6-20 13-30 20-11 6-21 12-32 17-10 6-21 11-32 17-11 4-21 9-33 13-11 3-22 7-33 11-11 3-22 6-33 10-12 1-23 4-35 6-11 2-22 3-34 5-11 0-22 1-34 2h-34c-12-1-23-2-34-2-12-2-23-3-34-5-12-2-23-5-35-6-11-4-22-7-33-10-11-4-22-8-33-11-12-4-22-9-33-13-11-6-22-11-32-17-11-5-21-11-32-17-10-7-21-14-30-20-11-8-20-15-31-21l-29-25c-8-8-18-17-28-26l-26-27c-9-10-18-19-27-29-102 146-204 292-306 438 15 16 29 32 44 48l46 47c15 15 31 29 46 44 16 14 32 27 48 39 17 13 34 25 51 37 18 12 34 23 52 34 17 10 35 20 52 29 18 9 36 18 55 27 18 7 36 15 54 23 18 6 37 12 56 19 18 4 37 10 56 14 19 5 38 9 57 12s38 6 57 9c19 0 39 2 58 3h56c19-1 39-3 58-3 19-3 38-6 57-9s38-7 57-12c19-4 38-10 56-14 19-7 38-13 56-19 18-8 37-16 54-23 19-9 37-18 55-27 17-9 35-19 52-29 18-11 34-22 52-34 17-12 34-24 51-37 16-12 32-25 48-39 15-15 31-29 47-44l45-47c15-16 29-32 44-48z">
              <text:p/>
            </draw:path>
          </draw:g>
        </draw:g>
        <draw:custom-shape draw:style-name="gr25" draw:text-style-name="P5" draw:layer="layout" svg:width="19.1cm" svg:height="3.9cm" svg:x="-3.7cm" svg:y="30.6cm">
          <text:p text:style-name="P2"><text:span text:style-name="T1">COOL</text:span><text:span text:style-name="T2">tural</text:span></text:p>
          <draw:enhanced-geometry svg:viewBox="0 0 21600 21600" draw:type="rectangle" draw:enhanced-path="M 0 0 L 21600 0 21600 21600 0 21600 0 0 Z N"/>
        </draw:custom-shape>
        <draw:frame draw:style-name="gr26" draw:text-style-name="P4" draw:layer="layout" svg:width="20.9cm" svg:height="4.609cm" svg:x="-2cm" svg:y="35.891cm">
          <draw:text-box>
            <text:p><text:span text:style-name="T1"><text:s/></text:span><text:span text:style-name="T1">COOL</text:span><text:span text:style-name="T2">tura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umishi" svg:font-family="Bitsumis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Calligraphy" svg:font-family="'Lucida Calligraphy'" style:font-family-generic="script"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O"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3T09:26:55.605000000</meta:creation-date>
    <meta:generator>LibreOffice/6.1.0.3$Windows_X86_64 LibreOffice_project/efb621ed25068d70781dc026f7e9c5187a4decd1</meta:generator>
    <dc:date>2018-10-25T16:14:05.401000000</dc:date>
    <meta:editing-duration>PT1H10M12S</meta:editing-duration>
    <meta:editing-cycles>12</meta:editing-cycles>
    <meta:document-statistic meta:object-count="57"/>
  </office:meta>
</office:document-meta>
</file>